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ext-properties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9pt" style:language-asian="none" style:country-asian="none" style:font-style-asian="normal" style:font-weight-asian="normal" style:font-name-complex="DejaVu Sans Mono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/>
      <style:text-properties fo:color="#c9211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geht von </text:p>
          </table:table-cell>
          <table:table-cell office:value-type="float" office:value="0.01" calcext:value-type="float">
            <text:p>0.01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string" calcext:value-type="string">
            <text:p>anzahl stützstell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chrittweite=distanz/(stützstellen-1)</text:p>
          </table:table-cell>
        </table:table-row>
        <table:table-row table:style-name="ro1">
          <table:table-cell/>
          <table:table-cell office:value-type="string" calcext:value-type="string">
            <text:p>stützstellen:</text:p>
          </table:table-cell>
          <table:table-cell office:value-type="string" calcext:value-type="string">
            <text:p>schrittgröße</text:p>
          </table:table-cell>
          <table:table-cell table:style-name="ce4" office:value-type="string" calcext:value-type="string">
            <text:p>Gamm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amma, großer ausschnitt</text:p>
          </table:table-cell>
          <table:table-cell office:value-type="string" calcext:value-type="string">
            <text:p>diff</text:p>
          </table:table-cell>
          <table:table-cell table:number-columns-repeated="4"/>
          <table:table-cell office:value-type="string" calcext:value-type="string">
            <text:p>intervall</text:p>
          </table:table-cell>
          <table:table-cell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(0.98-0.001)/([.B4]-1)" office:value-type="float" office:value="0.0515263157894737" calcext:value-type="float">
            <text:p>0.051526315789474</text:p>
          </table:table-cell>
          <table:table-cell table:style-name="ce5" office:value-type="float" office:value="-16.4051742918514" calcext:value-type="float">
            <text:p>-16.4051742918514</text:p>
          </table:table-cell>
          <table:table-cell table:formula="of:=[.D4]-[.D5]" office:value-type="float" office:value="0.380215293856324" calcext:value-type="float">
            <text:p>0.380215293856324</text:p>
          </table:table-cell>
          <table:table-cell office:value-type="float" office:value="-20.7899535359909" calcext:value-type="float">
            <text:p>-20.7899535359909</text:p>
          </table:table-cell>
          <table:table-cell table:formula="of:=[.F4]-[.F5]" office:value-type="float" office:value="1.84528392083833" calcext:value-type="float">
            <text:p>1.845283920838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0.98-0.001)/([.B5]-1)" office:value-type="float" office:value="0.0337586206896552" calcext:value-type="float">
            <text:p>0.033758620689655</text:p>
          </table:table-cell>
          <table:table-cell table:style-name="ce5" office:value-type="float" office:value="-16.7853895857077" calcext:value-type="float">
            <text:p>-16.7853895857077</text:p>
          </table:table-cell>
          <table:table-cell table:formula="of:=[.D5]-[.D6]" office:value-type="float" office:value="0.168572163734847" calcext:value-type="float">
            <text:p>0.168572163734847</text:p>
          </table:table-cell>
          <table:table-cell office:value-type="float" office:value="-22.6352374568292" calcext:value-type="float">
            <text:p>-22.6352374568292</text:p>
          </table:table-cell>
          <table:table-cell table:formula="of:=[.F5]-[.F6]" office:value-type="float" office:value="0.252092841067562" calcext:value-type="float">
            <text:p>0.2520928410675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(0.98-0.001)/([.B6]-1)" office:value-type="float" office:value="0.02225" calcext:value-type="float">
            <text:p>0.02225</text:p>
          </table:table-cell>
          <table:table-cell table:style-name="ce5" office:value-type="float" office:value="-16.9539617494425" calcext:value-type="float">
            <text:p>-16.9539617494425</text:p>
          </table:table-cell>
          <table:table-cell table:formula="of:=[.D6]-[.D7]" office:value-type="float" office:value="0.182842774665623" calcext:value-type="float">
            <text:p>0.182842774665623</text:p>
          </table:table-cell>
          <table:table-cell office:value-type="float" office:value="-22.8873302978968" calcext:value-type="float">
            <text:p>-22.8873302978968</text:p>
          </table:table-cell>
          <table:table-cell table:formula="of:=[.F6]-[.F7]" office:value-type="float" office:value="0.280164714344881" calcext:value-type="float">
            <text:p>0.28016471434488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0.98-0.001)/([.B7]-1)" office:value-type="float" office:value="0.00988888888888889" calcext:value-type="float">
            <text:p>0.009888888888889</text:p>
          </table:table-cell>
          <table:table-cell table:style-name="ce5" office:value-type="float" office:value="-17.1368045241082" calcext:value-type="float">
            <text:p>-17.1368045241082</text:p>
          </table:table-cell>
          <table:table-cell/>
          <table:table-cell office:value-type="float" office:value="-23.1674950122417" calcext:value-type="float">
            <text:p>-23.1674950122417</text:p>
          </table:table-cell>
          <table:table-cell table:formula="of:=[.F7]-[.F8]" office:value-type="float" office:value="0.119845279937532" calcext:value-type="float">
            <text:p>0.119845279937532</text:p>
          </table:table-cell>
          <table:table-cell table:number-columns-repeated="6"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(0.98-0.001)/([.B8]-1)" office:value-type="float" office:value="0.00491959798994975" calcext:value-type="float">
            <text:p>0.00491959798995</text:p>
          </table:table-cell>
          <table:table-cell table:number-columns-repeated="2"/>
          <table:table-cell office:value-type="float" office:value="-23.2873402921792" calcext:value-type="float">
            <text:p>-23.2873402921792</text:p>
          </table:table-cell>
          <table:table-cell table:formula="of:=[.F8]-[.F9]" office:value-type="float" office:value="0.0584034977009544" calcext:value-type="float">
            <text:p>0.058403497700955</text:p>
          </table:table-cell>
          <table:table-cell table:formula="of:=[.H7]+[.$C$4]" office:value-type="float" office:value="0.0525263157894737" calcext:value-type="float">
            <text:p>0.052526315789474</text:p>
          </table:table-cell>
          <table:table-cell table:formula="of:=[.I7]+[.$C$5]" office:value-type="float" office:value="0.0347586206896552" calcext:value-type="float">
            <text:p>0.034758620689655</text:p>
          </table:table-cell>
          <table:table-cell table:formula="of:=[.J7]+[.$C$6]" office:value-type="float" office:value="0.02325" calcext:value-type="float">
            <text:p>0.02325</text:p>
          </table:table-cell>
          <table:table-cell table:formula="of:=[.K7]+[.$C$7]" office:value-type="float" office:value="0.0108888888888889" calcext:value-type="float">
            <text:p>0.010888888888889</text:p>
          </table:table-cell>
          <table:table-cell table:formula="of:=[.L7]+[.$C$8]" office:value-type="float" office:value="0.00591959798994975" calcext:value-type="float">
            <text:p>0.00591959798995</text:p>
          </table:table-cell>
          <table:table-cell table:formula="of:=[.M7]+[.$C$9]" office:value-type="float" office:value="0.00345363408521303" calcext:value-type="float">
            <text:p>0.0034536340852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(0.98-0.001)/([.B9]-1)" office:value-type="float" office:value="0.00245363408521303" calcext:value-type="float">
            <text:p>0.002453634085213</text:p>
          </table:table-cell>
          <table:table-cell table:number-columns-repeated="2"/>
          <table:table-cell office:value-type="float" office:value="-23.3457437898802" calcext:value-type="float">
            <text:p>-23.3457437898802</text:p>
          </table:table-cell>
          <table:table-cell/>
          <table:table-cell table:formula="of:=[.H8]+[.$C$4]" office:value-type="float" office:value="0.104052631578947" calcext:value-type="float">
            <text:p>0.104052631578947</text:p>
          </table:table-cell>
          <table:table-cell table:formula="of:=[.I8]+[.$C$5]" office:value-type="float" office:value="0.0685172413793103" calcext:value-type="float">
            <text:p>0.06851724137931</text:p>
          </table:table-cell>
          <table:table-cell table:formula="of:=[.J8]+[.$C$6]" office:value-type="float" office:value="0.0455" calcext:value-type="float">
            <text:p>0.0455</text:p>
          </table:table-cell>
          <table:table-cell table:formula="of:=[.K8]+[.$C$7]" office:value-type="float" office:value="0.0207777777777778" calcext:value-type="float">
            <text:p>0.020777777777778</text:p>
          </table:table-cell>
          <table:table-cell table:formula="of:=[.L8]+[.$C$8]" office:value-type="float" office:value="0.0108391959798995" calcext:value-type="float">
            <text:p>0.0108391959799</text:p>
          </table:table-cell>
          <table:table-cell table:formula="of:=[.M8]+[.$C$9]" office:value-type="float" office:value="0.00590726817042606" calcext:value-type="float">
            <text:p>0.00590726817042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-23.404254425945" calcext:value-type="float">
            <text:p>-23.404254425945</text:p>
          </table:table-cell>
          <table:table-cell/>
          <table:table-cell table:formula="of:=[.H9]+[.$C$4]" office:value-type="float" office:value="0.155578947368421" calcext:value-type="float">
            <text:p>0.155578947368421</text:p>
          </table:table-cell>
          <table:table-cell table:formula="of:=[.I9]+[.$C$5]" office:value-type="float" office:value="0.102275862068966" calcext:value-type="float">
            <text:p>0.102275862068966</text:p>
          </table:table-cell>
          <table:table-cell table:formula="of:=[.J9]+[.$C$6]" office:value-type="float" office:value="0.06775" calcext:value-type="float">
            <text:p>0.06775</text:p>
          </table:table-cell>
          <table:table-cell table:formula="of:=[.K9]+[.$C$7]" office:value-type="float" office:value="0.0306666666666667" calcext:value-type="float">
            <text:p>0.030666666666667</text:p>
          </table:table-cell>
          <table:table-cell table:formula="of:=[.L9]+[.$C$8]" office:value-type="float" office:value="0.0157587939698492" calcext:value-type="float">
            <text:p>0.015758793969849</text:p>
          </table:table-cell>
          <table:table-cell table:formula="of:=[.M9]+[.$C$9]" office:value-type="float" office:value="0.0083609022556391" calcext:value-type="float">
            <text:p>0.00836090225563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0.98" calcext:value-type="float">
            <text:p>0.98</text:p>
          </table:table-cell>
          <table:table-cell office:value-type="float" office:value="0.914" calcext:value-type="float">
            <text:p>0.914</text:p>
          </table:table-cell>
          <table:table-cell table:number-columns-repeated="3"/>
          <table:table-cell table:formula="of:=[.H10]+[.$C$4]" office:value-type="float" office:value="0.207105263157895" calcext:value-type="float">
            <text:p>0.207105263157895</text:p>
          </table:table-cell>
          <table:table-cell table:formula="of:=[.I10]+[.$C$5]" office:value-type="float" office:value="0.136034482758621" calcext:value-type="float">
            <text:p>0.136034482758621</text:p>
          </table:table-cell>
          <table:table-cell table:formula="of:=[.J10]+[.$C$6]" office:value-type="float" office:value="0.09" calcext:value-type="float">
            <text:p>0.09</text:p>
          </table:table-cell>
          <table:table-cell table:formula="of:=[.K10]+[.$C$7]" office:value-type="float" office:value="0.0405555555555556" calcext:value-type="float">
            <text:p>0.040555555555556</text:p>
          </table:table-cell>
          <table:table-cell table:formula="of:=[.L10]+[.$C$8]" office:value-type="float" office:value="0.020678391959799" calcext:value-type="float">
            <text:p>0.020678391959799</text:p>
          </table:table-cell>
          <table:table-cell table:formula="of:=[.M10]+[.$C$9]" office:value-type="float" office:value="0.0108145363408521" calcext:value-type="float">
            <text:p>0.01081453634085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.219" calcext:value-type="float">
            <text:p>1.219</text:p>
          </table:table-cell>
          <table:table-cell table:number-columns-repeated="4"/>
          <table:table-cell table:formula="of:=[.H11]+[.$C$4]" office:value-type="float" office:value="0.258631578947368" calcext:value-type="float">
            <text:p>0.258631578947368</text:p>
          </table:table-cell>
          <table:table-cell table:formula="of:=[.I11]+[.$C$5]" office:value-type="float" office:value="0.169793103448276" calcext:value-type="float">
            <text:p>0.169793103448276</text:p>
          </table:table-cell>
          <table:table-cell table:formula="of:=[.J11]+[.$C$6]" office:value-type="float" office:value="0.11225" calcext:value-type="float">
            <text:p>0.11225</text:p>
          </table:table-cell>
          <table:table-cell table:formula="of:=[.K11]+[.$C$7]" office:value-type="float" office:value="0.0504444444444444" calcext:value-type="float">
            <text:p>0.050444444444445</text:p>
          </table:table-cell>
          <table:table-cell table:formula="of:=[.L11]+[.$C$8]" office:value-type="float" office:value="0.0255979899497487" calcext:value-type="float">
            <text:p>0.025597989949749</text:p>
          </table:table-cell>
          <table:table-cell table:formula="of:=[.M11]+[.$C$9]" office:value-type="float" office:value="0.0132681704260652" calcext:value-type="float">
            <text:p>0.0132681704260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nf</text:p>
          </table:table-cell>
          <table:table-cell office:value-type="float" office:value="52" calcext:value-type="float">
            <text:p>52</text:p>
          </table:table-cell>
          <table:table-cell table:number-columns-repeated="4"/>
          <table:table-cell table:formula="of:=[.H12]+[.$C$4]" office:value-type="float" office:value="0.310157894736842" calcext:value-type="float">
            <text:p>0.310157894736842</text:p>
          </table:table-cell>
          <table:table-cell table:formula="of:=[.I12]+[.$C$5]" office:value-type="float" office:value="0.203551724137931" calcext:value-type="float">
            <text:p>0.203551724137931</text:p>
          </table:table-cell>
          <table:table-cell table:formula="of:=[.J12]+[.$C$6]" office:value-type="float" office:value="0.1345" calcext:value-type="float">
            <text:p>0.1345</text:p>
          </table:table-cell>
          <table:table-cell table:formula="of:=[.K12]+[.$C$7]" office:value-type="float" office:value="0.0603333333333333" calcext:value-type="float">
            <text:p>0.060333333333333</text:p>
          </table:table-cell>
          <table:table-cell table:formula="of:=[.L12]+[.$C$8]" office:value-type="float" office:value="0.0305175879396985" calcext:value-type="float">
            <text:p>0.030517587939699</text:p>
          </table:table-cell>
          <table:table-cell table:formula="of:=[.M12]+[.$C$9]" office:value-type="float" office:value="0.0157218045112782" calcext:value-type="float">
            <text:p>0.01572180451127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</text:p>
          </table:table-cell>
          <table:table-cell office:value-type="float" office:value="0.7395" calcext:value-type="float">
            <text:p>0.7395</text:p>
          </table:table-cell>
          <table:table-cell office:value-type="string" calcext:value-type="string">
            <text:p>clneu</text:p>
          </table:table-cell>
          <table:table-cell office:value-type="float" office:value="0.7692" calcext:value-type="float">
            <text:p>0.7692</text:p>
          </table:table-cell>
          <table:table-cell table:number-columns-repeated="2"/>
          <table:table-cell table:formula="of:=[.H13]+[.$C$4]" office:value-type="float" office:value="0.361684210526316" calcext:value-type="float">
            <text:p>0.361684210526316</text:p>
          </table:table-cell>
          <table:table-cell table:formula="of:=[.I13]+[.$C$5]" office:value-type="float" office:value="0.237310344827586" calcext:value-type="float">
            <text:p>0.237310344827586</text:p>
          </table:table-cell>
          <table:table-cell table:formula="of:=[.J13]+[.$C$6]" office:value-type="float" office:value="0.15675" calcext:value-type="float">
            <text:p>0.15675</text:p>
          </table:table-cell>
          <table:table-cell table:formula="of:=[.K13]+[.$C$7]" office:value-type="float" office:value="0.0702222222222222" calcext:value-type="float">
            <text:p>0.070222222222222</text:p>
          </table:table-cell>
          <table:table-cell table:formula="of:=[.L13]+[.$C$8]" office:value-type="float" office:value="0.0354371859296482" calcext:value-type="float">
            <text:p>0.035437185929648</text:p>
          </table:table-cell>
          <table:table-cell table:formula="of:=[.M13]+[.$C$9]" office:value-type="float" office:value="0.0181754385964912" calcext:value-type="float">
            <text:p>0.01817543859649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ift / rho / Vinf</text:p>
          </table:table-cell>
          <table:table-cell table:formula="of:=0.5*[.E14]*[.C13]*[.C12]*[.D11]" office:value-type="float" office:value="22.2824286672" calcext:value-type="float">
            <text:p>22.2824286672</text:p>
          </table:table-cell>
          <table:table-cell table:formula="of:=[.F10]/[.C15]*100" office:value-type="float" office:value="-105.034575788394" calcext:value-type="float">
            <text:p>-105.034575788394</text:p>
          </table:table-cell>
          <table:table-cell table:number-columns-repeated="3"/>
          <table:table-cell table:formula="of:=[.H14]+[.$C$4]" office:value-type="float" office:value="0.41321052631579" calcext:value-type="float">
            <text:p>0.41321052631579</text:p>
          </table:table-cell>
          <table:table-cell table:formula="of:=[.I14]+[.$C$5]" office:value-type="float" office:value="0.271068965517241" calcext:value-type="float">
            <text:p>0.271068965517241</text:p>
          </table:table-cell>
          <table:table-cell table:formula="of:=[.J14]+[.$C$6]" office:value-type="float" office:value="0.179" calcext:value-type="float">
            <text:p>0.179</text:p>
          </table:table-cell>
          <table:table-cell table:formula="of:=[.K14]+[.$C$7]" office:value-type="float" office:value="0.0801111111111111" calcext:value-type="float">
            <text:p>0.080111111111111</text:p>
          </table:table-cell>
          <table:table-cell table:formula="of:=[.L14]+[.$C$8]" office:value-type="float" office:value="0.040356783919598" calcext:value-type="float">
            <text:p>0.040356783919598</text:p>
          </table:table-cell>
          <table:table-cell table:formula="of:=[.M14]+[.$C$9]" office:value-type="float" office:value="0.0206290726817043" calcext:value-type="float">
            <text:p>0.020629072681704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[.H15]+[.$C$4]" office:value-type="float" office:value="0.464736842105263" calcext:value-type="float">
            <text:p>0.464736842105263</text:p>
          </table:table-cell>
          <table:table-cell table:formula="of:=[.I15]+[.$C$5]" office:value-type="float" office:value="0.304827586206897" calcext:value-type="float">
            <text:p>0.304827586206897</text:p>
          </table:table-cell>
          <table:table-cell table:formula="of:=[.J15]+[.$C$6]" office:value-type="float" office:value="0.20125" calcext:value-type="float">
            <text:p>0.20125</text:p>
          </table:table-cell>
          <table:table-cell table:formula="of:=[.K15]+[.$C$7]" office:value-type="float" office:value="0.09" calcext:value-type="float">
            <text:p>0.09</text:p>
          </table:table-cell>
          <table:table-cell table:formula="of:=[.L15]+[.$C$8]" office:value-type="float" office:value="0.0452763819095477" calcext:value-type="float">
            <text:p>0.045276381909548</text:p>
          </table:table-cell>
          <table:table-cell table:formula="of:=[.M15]+[.$C$9]" office:value-type="float" office:value="0.0230827067669173" calcext:value-type="float">
            <text:p>0.023082706766917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[.H16]+[.$C$4]" office:value-type="float" office:value="0.516263157894737" calcext:value-type="float">
            <text:p>0.516263157894737</text:p>
          </table:table-cell>
          <table:table-cell table:formula="of:=[.I16]+[.$C$5]" office:value-type="float" office:value="0.338586206896552" calcext:value-type="float">
            <text:p>0.338586206896552</text:p>
          </table:table-cell>
          <table:table-cell table:formula="of:=[.J16]+[.$C$6]" office:value-type="float" office:value="0.2235" calcext:value-type="float">
            <text:p>0.2235</text:p>
          </table:table-cell>
          <table:table-cell table:formula="of:=[.K16]+[.$C$7]" office:value-type="float" office:value="0.0998888888888889" calcext:value-type="float">
            <text:p>0.099888888888889</text:p>
          </table:table-cell>
          <table:table-cell table:formula="of:=[.L16]+[.$C$8]" office:value-type="float" office:value="0.0501959798994975" calcext:value-type="float">
            <text:p>0.050195979899498</text:p>
          </table:table-cell>
          <table:table-cell table:formula="of:=[.M16]+[.$C$9]" office:value-type="float" office:value="0.0255363408521303" calcext:value-type="float">
            <text:p>0.02553634085213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[.H17]+[.$C$4]" office:value-type="float" office:value="0.567789473684211" calcext:value-type="float">
            <text:p>0.567789473684211</text:p>
          </table:table-cell>
          <table:table-cell table:formula="of:=[.I17]+[.$C$5]" office:value-type="float" office:value="0.372344827586207" calcext:value-type="float">
            <text:p>0.372344827586207</text:p>
          </table:table-cell>
          <table:table-cell table:formula="of:=[.J17]+[.$C$6]" office:value-type="float" office:value="0.24575" calcext:value-type="float">
            <text:p>0.24575</text:p>
          </table:table-cell>
          <table:table-cell table:formula="of:=[.K17]+[.$C$7]" office:value-type="float" office:value="0.109777777777778" calcext:value-type="float">
            <text:p>0.109777777777778</text:p>
          </table:table-cell>
          <table:table-cell table:formula="of:=[.L17]+[.$C$8]" office:value-type="float" office:value="0.0551155778894472" calcext:value-type="float">
            <text:p>0.055115577889447</text:p>
          </table:table-cell>
          <table:table-cell table:formula="of:=[.M17]+[.$C$9]" office:value-type="float" office:value="0.0279899749373434" calcext:value-type="float">
            <text:p>0.027989974937343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[.H18]+[.$C$4]" office:value-type="float" office:value="0.619315789473684" calcext:value-type="float">
            <text:p>0.619315789473684</text:p>
          </table:table-cell>
          <table:table-cell table:formula="of:=[.I18]+[.$C$5]" office:value-type="float" office:value="0.406103448275862" calcext:value-type="float">
            <text:p>0.406103448275862</text:p>
          </table:table-cell>
          <table:table-cell table:formula="of:=[.J18]+[.$C$6]" office:value-type="float" office:value="0.268" calcext:value-type="float">
            <text:p>0.268</text:p>
          </table:table-cell>
          <table:table-cell table:formula="of:=[.K18]+[.$C$7]" office:value-type="float" office:value="0.119666666666667" calcext:value-type="float">
            <text:p>0.119666666666667</text:p>
          </table:table-cell>
          <table:table-cell table:formula="of:=[.L18]+[.$C$8]" office:value-type="float" office:value="0.060035175879397" calcext:value-type="float">
            <text:p>0.060035175879397</text:p>
          </table:table-cell>
          <table:table-cell table:formula="of:=[.M18]+[.$C$9]" office:value-type="float" office:value="0.0304436090225564" calcext:value-type="float">
            <text:p>0.030443609022556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[.H19]+[.$C$4]" office:value-type="float" office:value="0.670842105263158" calcext:value-type="float">
            <text:p>0.670842105263158</text:p>
          </table:table-cell>
          <table:table-cell table:formula="of:=[.I19]+[.$C$5]" office:value-type="float" office:value="0.439862068965517" calcext:value-type="float">
            <text:p>0.439862068965517</text:p>
          </table:table-cell>
          <table:table-cell table:formula="of:=[.J19]+[.$C$6]" office:value-type="float" office:value="0.29025" calcext:value-type="float">
            <text:p>0.29025</text:p>
          </table:table-cell>
          <table:table-cell table:formula="of:=[.K19]+[.$C$7]" office:value-type="float" office:value="0.129555555555556" calcext:value-type="float">
            <text:p>0.129555555555556</text:p>
          </table:table-cell>
          <table:table-cell table:formula="of:=[.L19]+[.$C$8]" office:value-type="float" office:value="0.0649547738693467" calcext:value-type="float">
            <text:p>0.064954773869347</text:p>
          </table:table-cell>
          <table:table-cell table:formula="of:=[.M19]+[.$C$9]" office:value-type="float" office:value="0.0328972431077694" calcext:value-type="float">
            <text:p>0.0328972431077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mit Fehler</text:p>
          </table:table-cell>
          <table:table-cell table:style-name="ce6"/>
          <table:table-cell table:style-name="ce6" office:value-type="string" calcext:value-type="string">
            <text:p>ohne Fehler</text:p>
          </table:table-cell>
          <table:table-cell table:style-name="ce8"/>
          <table:table-cell/>
          <table:table-cell table:formula="of:=[.H20]+[.$C$4]" office:value-type="float" office:value="0.722368421052631" calcext:value-type="float">
            <text:p>0.722368421052631</text:p>
          </table:table-cell>
          <table:table-cell table:formula="of:=[.I20]+[.$C$5]" office:value-type="float" office:value="0.473620689655172" calcext:value-type="float">
            <text:p>0.473620689655172</text:p>
          </table:table-cell>
          <table:table-cell table:formula="of:=[.J20]+[.$C$6]" office:value-type="float" office:value="0.3125" calcext:value-type="float">
            <text:p>0.3125</text:p>
          </table:table-cell>
          <table:table-cell table:formula="of:=[.K20]+[.$C$7]" office:value-type="float" office:value="0.139444444444444" calcext:value-type="float">
            <text:p>0.139444444444444</text:p>
          </table:table-cell>
          <table:table-cell table:formula="of:=[.L20]+[.$C$8]" office:value-type="float" office:value="0.0698743718592965" calcext:value-type="float">
            <text:p>0.069874371859297</text:p>
          </table:table-cell>
          <table:table-cell table:formula="of:=[.M20]+[.$C$9]" office:value-type="float" office:value="0.0353508771929825" calcext:value-type="float">
            <text:p>0.03535087719298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Schrittweite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Schrittweite</text:p>
          </table:table-cell>
          <table:table-cell table:style-name="ce9" office:value-type="string" calcext:value-type="string">
            <text:p>Gamma</text:p>
          </table:table-cell>
          <table:table-cell/>
          <table:table-cell table:formula="of:=[.H21]+[.$C$4]" office:value-type="float" office:value="0.773894736842105" calcext:value-type="float">
            <text:p>0.773894736842105</text:p>
          </table:table-cell>
          <table:table-cell table:formula="of:=[.I21]+[.$C$5]" office:value-type="float" office:value="0.507379310344828" calcext:value-type="float">
            <text:p>0.507379310344828</text:p>
          </table:table-cell>
          <table:table-cell table:formula="of:=[.J21]+[.$C$6]" office:value-type="float" office:value="0.33475" calcext:value-type="float">
            <text:p>0.33475</text:p>
          </table:table-cell>
          <table:table-cell table:formula="of:=[.K21]+[.$C$7]" office:value-type="float" office:value="0.149333333333333" calcext:value-type="float">
            <text:p>0.149333333333333</text:p>
          </table:table-cell>
          <table:table-cell table:formula="of:=[.L21]+[.$C$8]" office:value-type="float" office:value="0.0747939698492462" calcext:value-type="float">
            <text:p>0.074793969849246</text:p>
          </table:table-cell>
          <table:table-cell table:formula="of:=[.M21]+[.$C$9]" office:value-type="float" office:value="0.0378045112781955" calcext:value-type="float">
            <text:p>0.03780451127819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float" office:value="400" calcext:value-type="float">
            <text:p>400</text:p>
          </table:table-cell>
          <table:table-cell office:value-type="float" office:value="-23.3457437898802" calcext:value-type="float">
            <text:p>-23.3457437898802</text:p>
          </table:table-cell>
          <table:table-cell office:value-type="float" office:value="400" calcext:value-type="float">
            <text:p>400</text:p>
          </table:table-cell>
          <table:table-cell table:style-name="ce9" office:value-type="float" office:value="-23.404254425945" calcext:value-type="float">
            <text:p>-23.404254425945</text:p>
          </table:table-cell>
          <table:table-cell/>
          <table:table-cell table:formula="of:=[.H22]+[.$C$4]" office:value-type="float" office:value="0.825421052631579" calcext:value-type="float">
            <text:p>0.825421052631579</text:p>
          </table:table-cell>
          <table:table-cell table:formula="of:=[.I22]+[.$C$5]" office:value-type="float" office:value="0.541137931034483" calcext:value-type="float">
            <text:p>0.541137931034483</text:p>
          </table:table-cell>
          <table:table-cell table:formula="of:=[.J22]+[.$C$6]" office:value-type="float" office:value="0.357" calcext:value-type="float">
            <text:p>0.357</text:p>
          </table:table-cell>
          <table:table-cell table:formula="of:=[.K22]+[.$C$7]" office:value-type="float" office:value="0.159222222222222" calcext:value-type="float">
            <text:p>0.159222222222222</text:p>
          </table:table-cell>
          <table:table-cell table:formula="of:=[.L22]+[.$C$8]" office:value-type="float" office:value="0.0797135678391959" calcext:value-type="float">
            <text:p>0.079713567839196</text:p>
          </table:table-cell>
          <table:table-cell table:formula="of:=[.M22]+[.$C$9]" office:value-type="float" office:value="0.0402581453634085" calcext:value-type="float">
            <text:p>0.04025814536340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table:style-name="ce9"/>
          <table:table-cell/>
          <table:table-cell table:formula="of:=[.H23]+[.$C$4]" office:value-type="float" office:value="0.876947368421052" calcext:value-type="float">
            <text:p>0.876947368421052</text:p>
          </table:table-cell>
          <table:table-cell table:formula="of:=[.I23]+[.$C$5]" office:value-type="float" office:value="0.574896551724138" calcext:value-type="float">
            <text:p>0.574896551724138</text:p>
          </table:table-cell>
          <table:table-cell table:formula="of:=[.J23]+[.$C$6]" office:value-type="float" office:value="0.37925" calcext:value-type="float">
            <text:p>0.37925</text:p>
          </table:table-cell>
          <table:table-cell table:formula="of:=[.K23]+[.$C$7]" office:value-type="float" office:value="0.169111111111111" calcext:value-type="float">
            <text:p>0.169111111111111</text:p>
          </table:table-cell>
          <table:table-cell table:formula="of:=[.L23]+[.$C$8]" office:value-type="float" office:value="0.0846331658291457" calcext:value-type="float">
            <text:p>0.084633165829146</text:p>
          </table:table-cell>
          <table:table-cell table:formula="of:=[.M23]+[.$C$9]" office:value-type="float" office:value="0.0427117794486216" calcext:value-type="float">
            <text:p>0.04271177944862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 table:style-name="ce7" office:value-type="string" calcext:value-type="string">
            <text:p>diff</text:p>
          </table:table-cell>
          <table:table-cell table:style-name="ce7" table:formula="of:=[.D23]-[.F23]" office:value-type="float" office:value="0.0585106360648382" calcext:value-type="float">
            <text:p>0.058510636064838</text:p>
          </table:table-cell>
          <table:table-cell table:style-name="ce10"/>
          <table:table-cell/>
          <table:table-cell table:formula="of:=[.H24]+[.$C$4]" office:value-type="float" office:value="0.928473684210526" calcext:value-type="float">
            <text:p>0.928473684210526</text:p>
          </table:table-cell>
          <table:table-cell table:formula="of:=[.I24]+[.$C$5]" office:value-type="float" office:value="0.608655172413793" calcext:value-type="float">
            <text:p>0.608655172413793</text:p>
          </table:table-cell>
          <table:table-cell table:formula="of:=[.J24]+[.$C$6]" office:value-type="float" office:value="0.4015" calcext:value-type="float">
            <text:p>0.4015</text:p>
          </table:table-cell>
          <table:table-cell table:formula="of:=[.K24]+[.$C$7]" office:value-type="float" office:value="0.179" calcext:value-type="float">
            <text:p>0.179</text:p>
          </table:table-cell>
          <table:table-cell table:formula="of:=[.L24]+[.$C$8]" office:value-type="float" office:value="0.0895527638190954" calcext:value-type="float">
            <text:p>0.089552763819096</text:p>
          </table:table-cell>
          <table:table-cell table:formula="of:=[.M24]+[.$C$9]" office:value-type="float" office:value="0.0451654135338346" calcext:value-type="float">
            <text:p>0.045165413533835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[.H25]+[.$C$4]" office:value-type="float" office:value="0.98" calcext:value-type="float">
            <text:p>0.98</text:p>
          </table:table-cell>
          <table:table-cell table:formula="of:=[.I25]+[.$C$5]" office:value-type="float" office:value="0.642413793103448" calcext:value-type="float">
            <text:p>0.642413793103448</text:p>
          </table:table-cell>
          <table:table-cell table:formula="of:=[.J25]+[.$C$6]" office:value-type="float" office:value="0.42375" calcext:value-type="float">
            <text:p>0.42375</text:p>
          </table:table-cell>
          <table:table-cell table:formula="of:=[.K25]+[.$C$7]" office:value-type="float" office:value="0.188888888888889" calcext:value-type="float">
            <text:p>0.188888888888889</text:p>
          </table:table-cell>
          <table:table-cell table:formula="of:=[.L25]+[.$C$8]" office:value-type="float" office:value="0.0944723618090452" calcext:value-type="float">
            <text:p>0.094472361809045</text:p>
          </table:table-cell>
          <table:table-cell table:formula="of:=[.M25]+[.$C$9]" office:value-type="float" office:value="0.0476190476190476" calcext:value-type="float">
            <text:p>0.047619047619048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I26]+[.$C$5]" office:value-type="float" office:value="0.676172413793104" calcext:value-type="float">
            <text:p>0.676172413793104</text:p>
          </table:table-cell>
          <table:table-cell table:formula="of:=[.J26]+[.$C$6]" office:value-type="float" office:value="0.446" calcext:value-type="float">
            <text:p>0.446</text:p>
          </table:table-cell>
          <table:table-cell table:formula="of:=[.K26]+[.$C$7]" office:value-type="float" office:value="0.198777777777778" calcext:value-type="float">
            <text:p>0.198777777777778</text:p>
          </table:table-cell>
          <table:table-cell table:formula="of:=[.L26]+[.$C$8]" office:value-type="float" office:value="0.0993919597989949" calcext:value-type="float">
            <text:p>0.099391959798995</text:p>
          </table:table-cell>
          <table:table-cell table:formula="of:=[.M26]+[.$C$9]" office:value-type="float" office:value="0.0500726817042607" calcext:value-type="float">
            <text:p>0.050072681704261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I27]+[.$C$5]" office:value-type="float" office:value="0.709931034482759" calcext:value-type="float">
            <text:p>0.709931034482759</text:p>
          </table:table-cell>
          <table:table-cell table:formula="of:=[.J27]+[.$C$6]" office:value-type="float" office:value="0.46825" calcext:value-type="float">
            <text:p>0.46825</text:p>
          </table:table-cell>
          <table:table-cell table:formula="of:=[.K27]+[.$C$7]" office:value-type="float" office:value="0.208666666666667" calcext:value-type="float">
            <text:p>0.208666666666667</text:p>
          </table:table-cell>
          <table:table-cell table:formula="of:=[.L27]+[.$C$8]" office:value-type="float" office:value="0.104311557788945" calcext:value-type="float">
            <text:p>0.104311557788945</text:p>
          </table:table-cell>
          <table:table-cell table:formula="of:=[.M27]+[.$C$9]" office:value-type="float" office:value="0.0525263157894737" calcext:value-type="float">
            <text:p>0.052526315789474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I28]+[.$C$5]" office:value-type="float" office:value="0.743689655172414" calcext:value-type="float">
            <text:p>0.743689655172414</text:p>
          </table:table-cell>
          <table:table-cell table:formula="of:=[.J28]+[.$C$6]" office:value-type="float" office:value="0.4905" calcext:value-type="float">
            <text:p>0.4905</text:p>
          </table:table-cell>
          <table:table-cell table:formula="of:=[.K28]+[.$C$7]" office:value-type="float" office:value="0.218555555555556" calcext:value-type="float">
            <text:p>0.218555555555556</text:p>
          </table:table-cell>
          <table:table-cell table:formula="of:=[.L28]+[.$C$8]" office:value-type="float" office:value="0.109231155778894" calcext:value-type="float">
            <text:p>0.109231155778894</text:p>
          </table:table-cell>
          <table:table-cell table:formula="of:=[.M28]+[.$C$9]" office:value-type="float" office:value="0.0549799498746867" calcext:value-type="float">
            <text:p>0.054979949874687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I29]+[.$C$5]" office:value-type="float" office:value="0.777448275862069" calcext:value-type="float">
            <text:p>0.777448275862069</text:p>
          </table:table-cell>
          <table:table-cell table:formula="of:=[.J29]+[.$C$6]" office:value-type="float" office:value="0.51275" calcext:value-type="float">
            <text:p>0.51275</text:p>
          </table:table-cell>
          <table:table-cell table:formula="of:=[.K29]+[.$C$7]" office:value-type="float" office:value="0.228444444444444" calcext:value-type="float">
            <text:p>0.228444444444444</text:p>
          </table:table-cell>
          <table:table-cell table:formula="of:=[.L29]+[.$C$8]" office:value-type="float" office:value="0.114150753768844" calcext:value-type="float">
            <text:p>0.114150753768844</text:p>
          </table:table-cell>
          <table:table-cell table:formula="of:=[.M29]+[.$C$9]" office:value-type="float" office:value="0.0574335839598998" calcext:value-type="float">
            <text:p>0.0574335839599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I30]+[.$C$5]" office:value-type="float" office:value="0.811206896551724" calcext:value-type="float">
            <text:p>0.811206896551724</text:p>
          </table:table-cell>
          <table:table-cell table:formula="of:=[.J30]+[.$C$6]" office:value-type="float" office:value="0.535" calcext:value-type="float">
            <text:p>0.535</text:p>
          </table:table-cell>
          <table:table-cell table:formula="of:=[.K30]+[.$C$7]" office:value-type="float" office:value="0.238333333333333" calcext:value-type="float">
            <text:p>0.238333333333333</text:p>
          </table:table-cell>
          <table:table-cell table:formula="of:=[.L30]+[.$C$8]" office:value-type="float" office:value="0.119070351758794" calcext:value-type="float">
            <text:p>0.119070351758794</text:p>
          </table:table-cell>
          <table:table-cell table:formula="of:=[.M30]+[.$C$9]" office:value-type="float" office:value="0.0598872180451128" calcext:value-type="float">
            <text:p>0.059887218045113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I31]+[.$C$5]" office:value-type="float" office:value="0.844965517241379" calcext:value-type="float">
            <text:p>0.844965517241379</text:p>
          </table:table-cell>
          <table:table-cell table:formula="of:=[.J31]+[.$C$6]" office:value-type="float" office:value="0.55725" calcext:value-type="float">
            <text:p>0.55725</text:p>
          </table:table-cell>
          <table:table-cell table:formula="of:=[.K31]+[.$C$7]" office:value-type="float" office:value="0.248222222222222" calcext:value-type="float">
            <text:p>0.248222222222222</text:p>
          </table:table-cell>
          <table:table-cell table:formula="of:=[.L31]+[.$C$8]" office:value-type="float" office:value="0.123989949748744" calcext:value-type="float">
            <text:p>0.123989949748744</text:p>
          </table:table-cell>
          <table:table-cell table:formula="of:=[.M31]+[.$C$9]" office:value-type="float" office:value="0.0623408521303258" calcext:value-type="float">
            <text:p>0.062340852130326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I32]+[.$C$5]" office:value-type="float" office:value="0.878724137931035" calcext:value-type="float">
            <text:p>0.878724137931035</text:p>
          </table:table-cell>
          <table:table-cell table:formula="of:=[.J32]+[.$C$6]" office:value-type="float" office:value="0.5795" calcext:value-type="float">
            <text:p>0.5795</text:p>
          </table:table-cell>
          <table:table-cell table:formula="of:=[.K32]+[.$C$7]" office:value-type="float" office:value="0.258111111111111" calcext:value-type="float">
            <text:p>0.258111111111111</text:p>
          </table:table-cell>
          <table:table-cell table:formula="of:=[.L32]+[.$C$8]" office:value-type="float" office:value="0.128909547738693" calcext:value-type="float">
            <text:p>0.128909547738693</text:p>
          </table:table-cell>
          <table:table-cell table:formula="of:=[.M32]+[.$C$9]" office:value-type="float" office:value="0.0647944862155389" calcext:value-type="float">
            <text:p>0.064794486215539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I33]+[.$C$5]" office:value-type="float" office:value="0.91248275862069" calcext:value-type="float">
            <text:p>0.91248275862069</text:p>
          </table:table-cell>
          <table:table-cell table:formula="of:=[.J33]+[.$C$6]" office:value-type="float" office:value="0.60175" calcext:value-type="float">
            <text:p>0.60175</text:p>
          </table:table-cell>
          <table:table-cell table:formula="of:=[.K33]+[.$C$7]" office:value-type="float" office:value="0.268" calcext:value-type="float">
            <text:p>0.268</text:p>
          </table:table-cell>
          <table:table-cell table:formula="of:=[.L33]+[.$C$8]" office:value-type="float" office:value="0.133829145728643" calcext:value-type="float">
            <text:p>0.133829145728643</text:p>
          </table:table-cell>
          <table:table-cell table:formula="of:=[.M33]+[.$C$9]" office:value-type="float" office:value="0.0672481203007519" calcext:value-type="float">
            <text:p>0.067248120300752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I34]+[.$C$5]" office:value-type="float" office:value="0.946241379310345" calcext:value-type="float">
            <text:p>0.946241379310345</text:p>
          </table:table-cell>
          <table:table-cell table:formula="of:=[.J34]+[.$C$6]" office:value-type="float" office:value="0.624" calcext:value-type="float">
            <text:p>0.624</text:p>
          </table:table-cell>
          <table:table-cell table:formula="of:=[.K34]+[.$C$7]" office:value-type="float" office:value="0.277888888888889" calcext:value-type="float">
            <text:p>0.277888888888889</text:p>
          </table:table-cell>
          <table:table-cell table:formula="of:=[.L34]+[.$C$8]" office:value-type="float" office:value="0.138748743718593" calcext:value-type="float">
            <text:p>0.138748743718593</text:p>
          </table:table-cell>
          <table:table-cell table:formula="of:=[.M34]+[.$C$9]" office:value-type="float" office:value="0.0697017543859649" calcext:value-type="float">
            <text:p>0.069701754385965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I35]+[.$C$5]" office:value-type="float" office:value="0.98" calcext:value-type="float">
            <text:p>0.98</text:p>
          </table:table-cell>
          <table:table-cell table:formula="of:=[.J35]+[.$C$6]" office:value-type="float" office:value="0.64625" calcext:value-type="float">
            <text:p>0.64625</text:p>
          </table:table-cell>
          <table:table-cell table:formula="of:=[.K35]+[.$C$7]" office:value-type="float" office:value="0.287777777777778" calcext:value-type="float">
            <text:p>0.287777777777778</text:p>
          </table:table-cell>
          <table:table-cell table:formula="of:=[.L35]+[.$C$8]" office:value-type="float" office:value="0.143668341708543" calcext:value-type="float">
            <text:p>0.143668341708543</text:p>
          </table:table-cell>
          <table:table-cell table:formula="of:=[.M35]+[.$C$9]" office:value-type="float" office:value="0.072155388471178" calcext:value-type="float">
            <text:p>0.072155388471178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36]+[.$C$6]" office:value-type="float" office:value="0.6685" calcext:value-type="float">
            <text:p>0.6685</text:p>
          </table:table-cell>
          <table:table-cell table:formula="of:=[.K36]+[.$C$7]" office:value-type="float" office:value="0.297666666666667" calcext:value-type="float">
            <text:p>0.297666666666667</text:p>
          </table:table-cell>
          <table:table-cell table:formula="of:=[.L36]+[.$C$8]" office:value-type="float" office:value="0.148587939698492" calcext:value-type="float">
            <text:p>0.148587939698492</text:p>
          </table:table-cell>
          <table:table-cell table:formula="of:=[.M36]+[.$C$9]" office:value-type="float" office:value="0.074609022556391" calcext:value-type="float">
            <text:p>0.074609022556391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37]+[.$C$6]" office:value-type="float" office:value="0.69075" calcext:value-type="float">
            <text:p>0.69075</text:p>
          </table:table-cell>
          <table:table-cell table:formula="of:=[.K37]+[.$C$7]" office:value-type="float" office:value="0.307555555555556" calcext:value-type="float">
            <text:p>0.307555555555556</text:p>
          </table:table-cell>
          <table:table-cell table:formula="of:=[.L37]+[.$C$8]" office:value-type="float" office:value="0.153507537688442" calcext:value-type="float">
            <text:p>0.153507537688442</text:p>
          </table:table-cell>
          <table:table-cell table:formula="of:=[.M37]+[.$C$9]" office:value-type="float" office:value="0.077062656641604" calcext:value-type="float">
            <text:p>0.077062656641604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38]+[.$C$6]" office:value-type="float" office:value="0.713" calcext:value-type="float">
            <text:p>0.713</text:p>
          </table:table-cell>
          <table:table-cell table:formula="of:=[.K38]+[.$C$7]" office:value-type="float" office:value="0.317444444444444" calcext:value-type="float">
            <text:p>0.317444444444444</text:p>
          </table:table-cell>
          <table:table-cell table:formula="of:=[.L38]+[.$C$8]" office:value-type="float" office:value="0.158427135678392" calcext:value-type="float">
            <text:p>0.158427135678392</text:p>
          </table:table-cell>
          <table:table-cell table:formula="of:=[.M38]+[.$C$9]" office:value-type="float" office:value="0.079516290726817" calcext:value-type="float">
            <text:p>0.079516290726817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39]+[.$C$6]" office:value-type="float" office:value="0.73525" calcext:value-type="float">
            <text:p>0.73525</text:p>
          </table:table-cell>
          <table:table-cell table:formula="of:=[.K39]+[.$C$7]" office:value-type="float" office:value="0.327333333333333" calcext:value-type="float">
            <text:p>0.327333333333333</text:p>
          </table:table-cell>
          <table:table-cell table:formula="of:=[.L39]+[.$C$8]" office:value-type="float" office:value="0.163346733668342" calcext:value-type="float">
            <text:p>0.163346733668342</text:p>
          </table:table-cell>
          <table:table-cell table:formula="of:=[.M39]+[.$C$9]" office:value-type="float" office:value="0.0819699248120301" calcext:value-type="float">
            <text:p>0.08196992481203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40]+[.$C$6]" office:value-type="float" office:value="0.7575" calcext:value-type="float">
            <text:p>0.7575</text:p>
          </table:table-cell>
          <table:table-cell table:formula="of:=[.K40]+[.$C$7]" office:value-type="float" office:value="0.337222222222222" calcext:value-type="float">
            <text:p>0.337222222222222</text:p>
          </table:table-cell>
          <table:table-cell table:formula="of:=[.L40]+[.$C$8]" office:value-type="float" office:value="0.168266331658291" calcext:value-type="float">
            <text:p>0.168266331658291</text:p>
          </table:table-cell>
          <table:table-cell table:formula="of:=[.M40]+[.$C$9]" office:value-type="float" office:value="0.0844235588972431" calcext:value-type="float">
            <text:p>0.084423558897243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41]+[.$C$6]" office:value-type="float" office:value="0.77975" calcext:value-type="float">
            <text:p>0.77975</text:p>
          </table:table-cell>
          <table:table-cell table:formula="of:=[.K41]+[.$C$7]" office:value-type="float" office:value="0.347111111111111" calcext:value-type="float">
            <text:p>0.347111111111111</text:p>
          </table:table-cell>
          <table:table-cell table:formula="of:=[.L41]+[.$C$8]" office:value-type="float" office:value="0.173185929648241" calcext:value-type="float">
            <text:p>0.173185929648241</text:p>
          </table:table-cell>
          <table:table-cell table:formula="of:=[.M41]+[.$C$9]" office:value-type="float" office:value="0.0868771929824561" calcext:value-type="float">
            <text:p>0.086877192982456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42]+[.$C$6]" office:value-type="float" office:value="0.802" calcext:value-type="float">
            <text:p>0.802</text:p>
          </table:table-cell>
          <table:table-cell table:formula="of:=[.K42]+[.$C$7]" office:value-type="float" office:value="0.357" calcext:value-type="float">
            <text:p>0.357</text:p>
          </table:table-cell>
          <table:table-cell table:formula="of:=[.L42]+[.$C$8]" office:value-type="float" office:value="0.178105527638191" calcext:value-type="float">
            <text:p>0.178105527638191</text:p>
          </table:table-cell>
          <table:table-cell table:formula="of:=[.M42]+[.$C$9]" office:value-type="float" office:value="0.0893308270676691" calcext:value-type="float">
            <text:p>0.089330827067669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43]+[.$C$6]" office:value-type="float" office:value="0.82425" calcext:value-type="float">
            <text:p>0.82425</text:p>
          </table:table-cell>
          <table:table-cell table:formula="of:=[.K43]+[.$C$7]" office:value-type="float" office:value="0.366888888888889" calcext:value-type="float">
            <text:p>0.366888888888889</text:p>
          </table:table-cell>
          <table:table-cell table:formula="of:=[.L43]+[.$C$8]" office:value-type="float" office:value="0.183025125628141" calcext:value-type="float">
            <text:p>0.183025125628141</text:p>
          </table:table-cell>
          <table:table-cell table:formula="of:=[.M43]+[.$C$9]" office:value-type="float" office:value="0.0917844611528822" calcext:value-type="float">
            <text:p>0.091784461152882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44]+[.$C$6]" office:value-type="float" office:value="0.8465" calcext:value-type="float">
            <text:p>0.8465</text:p>
          </table:table-cell>
          <table:table-cell table:formula="of:=[.K44]+[.$C$7]" office:value-type="float" office:value="0.376777777777778" calcext:value-type="float">
            <text:p>0.376777777777778</text:p>
          </table:table-cell>
          <table:table-cell table:formula="of:=[.L44]+[.$C$8]" office:value-type="float" office:value="0.187944723618091" calcext:value-type="float">
            <text:p>0.187944723618091</text:p>
          </table:table-cell>
          <table:table-cell table:formula="of:=[.M44]+[.$C$9]" office:value-type="float" office:value="0.0942380952380952" calcext:value-type="float">
            <text:p>0.094238095238095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45]+[.$C$6]" office:value-type="float" office:value="0.86875" calcext:value-type="float">
            <text:p>0.86875</text:p>
          </table:table-cell>
          <table:table-cell table:formula="of:=[.K45]+[.$C$7]" office:value-type="float" office:value="0.386666666666667" calcext:value-type="float">
            <text:p>0.386666666666667</text:p>
          </table:table-cell>
          <table:table-cell table:formula="of:=[.L45]+[.$C$8]" office:value-type="float" office:value="0.19286432160804" calcext:value-type="float">
            <text:p>0.19286432160804</text:p>
          </table:table-cell>
          <table:table-cell table:formula="of:=[.M45]+[.$C$9]" office:value-type="float" office:value="0.0966917293233082" calcext:value-type="float">
            <text:p>0.096691729323308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46]+[.$C$6]" office:value-type="float" office:value="0.891" calcext:value-type="float">
            <text:p>0.891</text:p>
          </table:table-cell>
          <table:table-cell table:formula="of:=[.K46]+[.$C$7]" office:value-type="float" office:value="0.396555555555556" calcext:value-type="float">
            <text:p>0.396555555555556</text:p>
          </table:table-cell>
          <table:table-cell table:formula="of:=[.L46]+[.$C$8]" office:value-type="float" office:value="0.19778391959799" calcext:value-type="float">
            <text:p>0.19778391959799</text:p>
          </table:table-cell>
          <table:table-cell table:formula="of:=[.M46]+[.$C$9]" office:value-type="float" office:value="0.0991453634085213" calcext:value-type="float">
            <text:p>0.099145363408521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47]+[.$C$6]" office:value-type="float" office:value="0.91325" calcext:value-type="float">
            <text:p>0.91325</text:p>
          </table:table-cell>
          <table:table-cell table:formula="of:=[.K47]+[.$C$7]" office:value-type="float" office:value="0.406444444444445" calcext:value-type="float">
            <text:p>0.406444444444445</text:p>
          </table:table-cell>
          <table:table-cell table:formula="of:=[.L47]+[.$C$8]" office:value-type="float" office:value="0.20270351758794" calcext:value-type="float">
            <text:p>0.20270351758794</text:p>
          </table:table-cell>
          <table:table-cell table:formula="of:=[.M47]+[.$C$9]" office:value-type="float" office:value="0.101598997493734" calcext:value-type="float">
            <text:p>0.101598997493734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48]+[.$C$6]" office:value-type="float" office:value="0.9355" calcext:value-type="float">
            <text:p>0.9355</text:p>
          </table:table-cell>
          <table:table-cell table:formula="of:=[.K48]+[.$C$7]" office:value-type="float" office:value="0.416333333333333" calcext:value-type="float">
            <text:p>0.416333333333333</text:p>
          </table:table-cell>
          <table:table-cell table:formula="of:=[.L48]+[.$C$8]" office:value-type="float" office:value="0.207623115577889" calcext:value-type="float">
            <text:p>0.207623115577889</text:p>
          </table:table-cell>
          <table:table-cell table:formula="of:=[.M48]+[.$C$9]" office:value-type="float" office:value="0.104052631578947" calcext:value-type="float">
            <text:p>0.104052631578947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49]+[.$C$6]" office:value-type="float" office:value="0.95775" calcext:value-type="float">
            <text:p>0.95775</text:p>
          </table:table-cell>
          <table:table-cell table:formula="of:=[.K49]+[.$C$7]" office:value-type="float" office:value="0.426222222222222" calcext:value-type="float">
            <text:p>0.426222222222222</text:p>
          </table:table-cell>
          <table:table-cell table:formula="of:=[.L49]+[.$C$8]" office:value-type="float" office:value="0.212542713567839" calcext:value-type="float">
            <text:p>0.212542713567839</text:p>
          </table:table-cell>
          <table:table-cell table:formula="of:=[.M49]+[.$C$9]" office:value-type="float" office:value="0.10650626566416" calcext:value-type="float">
            <text:p>0.10650626566416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50]+[.$C$6]" office:value-type="float" office:value="0.98" calcext:value-type="float">
            <text:p>0.98</text:p>
          </table:table-cell>
          <table:table-cell table:formula="of:=[.K50]+[.$C$7]" office:value-type="float" office:value="0.436111111111111" calcext:value-type="float">
            <text:p>0.436111111111111</text:p>
          </table:table-cell>
          <table:table-cell table:formula="of:=[.L50]+[.$C$8]" office:value-type="float" office:value="0.217462311557789" calcext:value-type="float">
            <text:p>0.217462311557789</text:p>
          </table:table-cell>
          <table:table-cell table:formula="of:=[.M50]+[.$C$9]" office:value-type="float" office:value="0.108959899749373" calcext:value-type="float">
            <text:p>0.108959899749373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51]+[.$C$7]" office:value-type="float" office:value="0.446" calcext:value-type="float">
            <text:p>0.446</text:p>
          </table:table-cell>
          <table:table-cell table:formula="of:=[.L51]+[.$C$8]" office:value-type="float" office:value="0.222381909547739" calcext:value-type="float">
            <text:p>0.222381909547739</text:p>
          </table:table-cell>
          <table:table-cell table:formula="of:=[.M51]+[.$C$9]" office:value-type="float" office:value="0.111413533834586" calcext:value-type="float">
            <text:p>0.111413533834586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52]+[.$C$7]" office:value-type="float" office:value="0.455888888888889" calcext:value-type="float">
            <text:p>0.455888888888889</text:p>
          </table:table-cell>
          <table:table-cell table:formula="of:=[.L52]+[.$C$8]" office:value-type="float" office:value="0.227301507537689" calcext:value-type="float">
            <text:p>0.227301507537689</text:p>
          </table:table-cell>
          <table:table-cell table:formula="of:=[.M52]+[.$C$9]" office:value-type="float" office:value="0.113867167919799" calcext:value-type="float">
            <text:p>0.113867167919799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53]+[.$C$7]" office:value-type="float" office:value="0.465777777777778" calcext:value-type="float">
            <text:p>0.465777777777778</text:p>
          </table:table-cell>
          <table:table-cell table:formula="of:=[.L53]+[.$C$8]" office:value-type="float" office:value="0.232221105527638" calcext:value-type="float">
            <text:p>0.232221105527638</text:p>
          </table:table-cell>
          <table:table-cell table:formula="of:=[.M53]+[.$C$9]" office:value-type="float" office:value="0.116320802005012" calcext:value-type="float">
            <text:p>0.116320802005012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54]+[.$C$7]" office:value-type="float" office:value="0.475666666666667" calcext:value-type="float">
            <text:p>0.475666666666667</text:p>
          </table:table-cell>
          <table:table-cell table:formula="of:=[.L54]+[.$C$8]" office:value-type="float" office:value="0.237140703517588" calcext:value-type="float">
            <text:p>0.237140703517588</text:p>
          </table:table-cell>
          <table:table-cell table:formula="of:=[.M54]+[.$C$9]" office:value-type="float" office:value="0.118774436090225" calcext:value-type="float">
            <text:p>0.118774436090225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55]+[.$C$7]" office:value-type="float" office:value="0.485555555555556" calcext:value-type="float">
            <text:p>0.485555555555556</text:p>
          </table:table-cell>
          <table:table-cell table:formula="of:=[.L55]+[.$C$8]" office:value-type="float" office:value="0.242060301507538" calcext:value-type="float">
            <text:p>0.242060301507538</text:p>
          </table:table-cell>
          <table:table-cell table:formula="of:=[.M55]+[.$C$9]" office:value-type="float" office:value="0.121228070175439" calcext:value-type="float">
            <text:p>0.121228070175439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56]+[.$C$7]" office:value-type="float" office:value="0.495444444444445" calcext:value-type="float">
            <text:p>0.495444444444445</text:p>
          </table:table-cell>
          <table:table-cell table:formula="of:=[.L56]+[.$C$8]" office:value-type="float" office:value="0.246979899497488" calcext:value-type="float">
            <text:p>0.246979899497488</text:p>
          </table:table-cell>
          <table:table-cell table:formula="of:=[.M56]+[.$C$9]" office:value-type="float" office:value="0.123681704260652" calcext:value-type="float">
            <text:p>0.123681704260652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57]+[.$C$7]" office:value-type="float" office:value="0.505333333333333" calcext:value-type="float">
            <text:p>0.505333333333333</text:p>
          </table:table-cell>
          <table:table-cell table:formula="of:=[.L57]+[.$C$8]" office:value-type="float" office:value="0.251899497487437" calcext:value-type="float">
            <text:p>0.251899497487437</text:p>
          </table:table-cell>
          <table:table-cell table:formula="of:=[.M57]+[.$C$9]" office:value-type="float" office:value="0.126135338345865" calcext:value-type="float">
            <text:p>0.126135338345865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58]+[.$C$7]" office:value-type="float" office:value="0.515222222222222" calcext:value-type="float">
            <text:p>0.515222222222222</text:p>
          </table:table-cell>
          <table:table-cell table:formula="of:=[.L58]+[.$C$8]" office:value-type="float" office:value="0.256819095477387" calcext:value-type="float">
            <text:p>0.256819095477387</text:p>
          </table:table-cell>
          <table:table-cell table:formula="of:=[.M58]+[.$C$9]" office:value-type="float" office:value="0.128588972431078" calcext:value-type="float">
            <text:p>0.128588972431078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59]+[.$C$7]" office:value-type="float" office:value="0.525111111111111" calcext:value-type="float">
            <text:p>0.525111111111111</text:p>
          </table:table-cell>
          <table:table-cell table:formula="of:=[.L59]+[.$C$8]" office:value-type="float" office:value="0.261738693467337" calcext:value-type="float">
            <text:p>0.261738693467337</text:p>
          </table:table-cell>
          <table:table-cell table:formula="of:=[.M59]+[.$C$9]" office:value-type="float" office:value="0.131042606516291" calcext:value-type="float">
            <text:p>0.131042606516291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60]+[.$C$7]" office:value-type="float" office:value="0.535" calcext:value-type="float">
            <text:p>0.535</text:p>
          </table:table-cell>
          <table:table-cell table:formula="of:=[.L60]+[.$C$8]" office:value-type="float" office:value="0.266658291457286" calcext:value-type="float">
            <text:p>0.266658291457286</text:p>
          </table:table-cell>
          <table:table-cell table:formula="of:=[.M60]+[.$C$9]" office:value-type="float" office:value="0.133496240601504" calcext:value-type="float">
            <text:p>0.133496240601504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61]+[.$C$7]" office:value-type="float" office:value="0.544888888888889" calcext:value-type="float">
            <text:p>0.544888888888889</text:p>
          </table:table-cell>
          <table:table-cell table:formula="of:=[.L61]+[.$C$8]" office:value-type="float" office:value="0.271577889447236" calcext:value-type="float">
            <text:p>0.271577889447236</text:p>
          </table:table-cell>
          <table:table-cell table:formula="of:=[.M61]+[.$C$9]" office:value-type="float" office:value="0.135949874686717" calcext:value-type="float">
            <text:p>0.135949874686717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62]+[.$C$7]" office:value-type="float" office:value="0.554777777777778" calcext:value-type="float">
            <text:p>0.554777777777778</text:p>
          </table:table-cell>
          <table:table-cell table:formula="of:=[.L62]+[.$C$8]" office:value-type="float" office:value="0.276497487437186" calcext:value-type="float">
            <text:p>0.276497487437186</text:p>
          </table:table-cell>
          <table:table-cell table:formula="of:=[.M62]+[.$C$9]" office:value-type="float" office:value="0.13840350877193" calcext:value-type="float">
            <text:p>0.13840350877193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63]+[.$C$7]" office:value-type="float" office:value="0.564666666666666" calcext:value-type="float">
            <text:p>0.564666666666666</text:p>
          </table:table-cell>
          <table:table-cell table:formula="of:=[.L63]+[.$C$8]" office:value-type="float" office:value="0.281417085427136" calcext:value-type="float">
            <text:p>0.281417085427136</text:p>
          </table:table-cell>
          <table:table-cell table:formula="of:=[.M63]+[.$C$9]" office:value-type="float" office:value="0.140857142857143" calcext:value-type="float">
            <text:p>0.140857142857143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64]+[.$C$7]" office:value-type="float" office:value="0.574555555555555" calcext:value-type="float">
            <text:p>0.574555555555555</text:p>
          </table:table-cell>
          <table:table-cell table:formula="of:=[.L64]+[.$C$8]" office:value-type="float" office:value="0.286336683417085" calcext:value-type="float">
            <text:p>0.286336683417085</text:p>
          </table:table-cell>
          <table:table-cell table:formula="of:=[.M64]+[.$C$9]" office:value-type="float" office:value="0.143310776942356" calcext:value-type="float">
            <text:p>0.143310776942356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65]+[.$C$7]" office:value-type="float" office:value="0.584444444444444" calcext:value-type="float">
            <text:p>0.584444444444444</text:p>
          </table:table-cell>
          <table:table-cell table:formula="of:=[.L65]+[.$C$8]" office:value-type="float" office:value="0.291256281407035" calcext:value-type="float">
            <text:p>0.291256281407035</text:p>
          </table:table-cell>
          <table:table-cell table:formula="of:=[.M65]+[.$C$9]" office:value-type="float" office:value="0.145764411027569" calcext:value-type="float">
            <text:p>0.145764411027569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66]+[.$C$7]" office:value-type="float" office:value="0.594333333333333" calcext:value-type="float">
            <text:p>0.594333333333333</text:p>
          </table:table-cell>
          <table:table-cell table:formula="of:=[.L66]+[.$C$8]" office:value-type="float" office:value="0.296175879396985" calcext:value-type="float">
            <text:p>0.296175879396985</text:p>
          </table:table-cell>
          <table:table-cell table:formula="of:=[.M66]+[.$C$9]" office:value-type="float" office:value="0.148218045112782" calcext:value-type="float">
            <text:p>0.148218045112782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67]+[.$C$7]" office:value-type="float" office:value="0.604222222222222" calcext:value-type="float">
            <text:p>0.604222222222222</text:p>
          </table:table-cell>
          <table:table-cell table:formula="of:=[.L67]+[.$C$8]" office:value-type="float" office:value="0.301095477386935" calcext:value-type="float">
            <text:p>0.301095477386935</text:p>
          </table:table-cell>
          <table:table-cell table:formula="of:=[.M67]+[.$C$9]" office:value-type="float" office:value="0.150671679197995" calcext:value-type="float">
            <text:p>0.150671679197995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68]+[.$C$7]" office:value-type="float" office:value="0.614111111111111" calcext:value-type="float">
            <text:p>0.614111111111111</text:p>
          </table:table-cell>
          <table:table-cell table:formula="of:=[.L68]+[.$C$8]" office:value-type="float" office:value="0.306015075376884" calcext:value-type="float">
            <text:p>0.306015075376884</text:p>
          </table:table-cell>
          <table:table-cell table:formula="of:=[.M68]+[.$C$9]" office:value-type="float" office:value="0.153125313283208" calcext:value-type="float">
            <text:p>0.153125313283208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69]+[.$C$7]" office:value-type="float" office:value="0.623999999999999" calcext:value-type="float">
            <text:p>0.623999999999999</text:p>
          </table:table-cell>
          <table:table-cell table:formula="of:=[.L69]+[.$C$8]" office:value-type="float" office:value="0.310934673366834" calcext:value-type="float">
            <text:p>0.310934673366834</text:p>
          </table:table-cell>
          <table:table-cell table:formula="of:=[.M69]+[.$C$9]" office:value-type="float" office:value="0.155578947368421" calcext:value-type="float">
            <text:p>0.155578947368421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70]+[.$C$7]" office:value-type="float" office:value="0.633888888888888" calcext:value-type="float">
            <text:p>0.633888888888888</text:p>
          </table:table-cell>
          <table:table-cell table:formula="of:=[.L70]+[.$C$8]" office:value-type="float" office:value="0.315854271356784" calcext:value-type="float">
            <text:p>0.315854271356784</text:p>
          </table:table-cell>
          <table:table-cell table:formula="of:=[.M70]+[.$C$9]" office:value-type="float" office:value="0.158032581453634" calcext:value-type="float">
            <text:p>0.158032581453634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71]+[.$C$7]" office:value-type="float" office:value="0.643777777777777" calcext:value-type="float">
            <text:p>0.643777777777777</text:p>
          </table:table-cell>
          <table:table-cell table:formula="of:=[.L71]+[.$C$8]" office:value-type="float" office:value="0.320773869346734" calcext:value-type="float">
            <text:p>0.320773869346734</text:p>
          </table:table-cell>
          <table:table-cell table:formula="of:=[.M71]+[.$C$9]" office:value-type="float" office:value="0.160486215538847" calcext:value-type="float">
            <text:p>0.160486215538847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72]+[.$C$7]" office:value-type="float" office:value="0.653666666666666" calcext:value-type="float">
            <text:p>0.653666666666666</text:p>
          </table:table-cell>
          <table:table-cell table:formula="of:=[.L72]+[.$C$8]" office:value-type="float" office:value="0.325693467336683" calcext:value-type="float">
            <text:p>0.325693467336683</text:p>
          </table:table-cell>
          <table:table-cell table:formula="of:=[.M72]+[.$C$9]" office:value-type="float" office:value="0.16293984962406" calcext:value-type="float">
            <text:p>0.16293984962406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73]+[.$C$7]" office:value-type="float" office:value="0.663555555555555" calcext:value-type="float">
            <text:p>0.663555555555555</text:p>
          </table:table-cell>
          <table:table-cell table:formula="of:=[.L73]+[.$C$8]" office:value-type="float" office:value="0.330613065326633" calcext:value-type="float">
            <text:p>0.330613065326633</text:p>
          </table:table-cell>
          <table:table-cell table:formula="of:=[.M73]+[.$C$9]" office:value-type="float" office:value="0.165393483709273" calcext:value-type="float">
            <text:p>0.165393483709273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74]+[.$C$7]" office:value-type="float" office:value="0.673444444444444" calcext:value-type="float">
            <text:p>0.673444444444444</text:p>
          </table:table-cell>
          <table:table-cell table:formula="of:=[.L74]+[.$C$8]" office:value-type="float" office:value="0.335532663316583" calcext:value-type="float">
            <text:p>0.335532663316583</text:p>
          </table:table-cell>
          <table:table-cell table:formula="of:=[.M74]+[.$C$9]" office:value-type="float" office:value="0.167847117794486" calcext:value-type="float">
            <text:p>0.167847117794486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75]+[.$C$7]" office:value-type="float" office:value="0.683333333333332" calcext:value-type="float">
            <text:p>0.683333333333332</text:p>
          </table:table-cell>
          <table:table-cell table:formula="of:=[.L75]+[.$C$8]" office:value-type="float" office:value="0.340452261306532" calcext:value-type="float">
            <text:p>0.340452261306532</text:p>
          </table:table-cell>
          <table:table-cell table:formula="of:=[.M75]+[.$C$9]" office:value-type="float" office:value="0.170300751879699" calcext:value-type="float">
            <text:p>0.170300751879699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76]+[.$C$7]" office:value-type="float" office:value="0.693222222222221" calcext:value-type="float">
            <text:p>0.693222222222221</text:p>
          </table:table-cell>
          <table:table-cell table:formula="of:=[.L76]+[.$C$8]" office:value-type="float" office:value="0.345371859296482" calcext:value-type="float">
            <text:p>0.345371859296482</text:p>
          </table:table-cell>
          <table:table-cell table:formula="of:=[.M76]+[.$C$9]" office:value-type="float" office:value="0.172754385964912" calcext:value-type="float">
            <text:p>0.172754385964912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77]+[.$C$7]" office:value-type="float" office:value="0.70311111111111" calcext:value-type="float">
            <text:p>0.70311111111111</text:p>
          </table:table-cell>
          <table:table-cell table:formula="of:=[.L77]+[.$C$8]" office:value-type="float" office:value="0.350291457286432" calcext:value-type="float">
            <text:p>0.350291457286432</text:p>
          </table:table-cell>
          <table:table-cell table:formula="of:=[.M77]+[.$C$9]" office:value-type="float" office:value="0.175208020050125" calcext:value-type="float">
            <text:p>0.175208020050125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78]+[.$C$7]" office:value-type="float" office:value="0.712999999999999" calcext:value-type="float">
            <text:p>0.712999999999999</text:p>
          </table:table-cell>
          <table:table-cell table:formula="of:=[.L78]+[.$C$8]" office:value-type="float" office:value="0.355211055276382" calcext:value-type="float">
            <text:p>0.355211055276382</text:p>
          </table:table-cell>
          <table:table-cell table:formula="of:=[.M78]+[.$C$9]" office:value-type="float" office:value="0.177661654135338" calcext:value-type="float">
            <text:p>0.177661654135338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79]+[.$C$7]" office:value-type="float" office:value="0.722888888888888" calcext:value-type="float">
            <text:p>0.722888888888888</text:p>
          </table:table-cell>
          <table:table-cell table:formula="of:=[.L79]+[.$C$8]" office:value-type="float" office:value="0.360130653266331" calcext:value-type="float">
            <text:p>0.360130653266331</text:p>
          </table:table-cell>
          <table:table-cell table:formula="of:=[.M79]+[.$C$9]" office:value-type="float" office:value="0.180115288220551" calcext:value-type="float">
            <text:p>0.180115288220551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80]+[.$C$7]" office:value-type="float" office:value="0.732777777777777" calcext:value-type="float">
            <text:p>0.732777777777777</text:p>
          </table:table-cell>
          <table:table-cell table:formula="of:=[.L80]+[.$C$8]" office:value-type="float" office:value="0.365050251256281" calcext:value-type="float">
            <text:p>0.365050251256281</text:p>
          </table:table-cell>
          <table:table-cell table:formula="of:=[.M80]+[.$C$9]" office:value-type="float" office:value="0.182568922305765" calcext:value-type="float">
            <text:p>0.182568922305765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81]+[.$C$7]" office:value-type="float" office:value="0.742666666666665" calcext:value-type="float">
            <text:p>0.742666666666665</text:p>
          </table:table-cell>
          <table:table-cell table:formula="of:=[.L81]+[.$C$8]" office:value-type="float" office:value="0.369969849246231" calcext:value-type="float">
            <text:p>0.369969849246231</text:p>
          </table:table-cell>
          <table:table-cell table:formula="of:=[.M81]+[.$C$9]" office:value-type="float" office:value="0.185022556390978" calcext:value-type="float">
            <text:p>0.185022556390978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82]+[.$C$7]" office:value-type="float" office:value="0.752555555555554" calcext:value-type="float">
            <text:p>0.752555555555554</text:p>
          </table:table-cell>
          <table:table-cell table:formula="of:=[.L82]+[.$C$8]" office:value-type="float" office:value="0.374889447236181" calcext:value-type="float">
            <text:p>0.374889447236181</text:p>
          </table:table-cell>
          <table:table-cell table:formula="of:=[.M82]+[.$C$9]" office:value-type="float" office:value="0.187476190476191" calcext:value-type="float">
            <text:p>0.187476190476191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83]+[.$C$7]" office:value-type="float" office:value="0.762444444444443" calcext:value-type="float">
            <text:p>0.762444444444443</text:p>
          </table:table-cell>
          <table:table-cell table:formula="of:=[.L83]+[.$C$8]" office:value-type="float" office:value="0.37980904522613" calcext:value-type="float">
            <text:p>0.37980904522613</text:p>
          </table:table-cell>
          <table:table-cell table:formula="of:=[.M83]+[.$C$9]" office:value-type="float" office:value="0.189929824561404" calcext:value-type="float">
            <text:p>0.189929824561404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84]+[.$C$7]" office:value-type="float" office:value="0.772333333333332" calcext:value-type="float">
            <text:p>0.772333333333332</text:p>
          </table:table-cell>
          <table:table-cell table:formula="of:=[.L84]+[.$C$8]" office:value-type="float" office:value="0.38472864321608" calcext:value-type="float">
            <text:p>0.38472864321608</text:p>
          </table:table-cell>
          <table:table-cell table:formula="of:=[.M84]+[.$C$9]" office:value-type="float" office:value="0.192383458646617" calcext:value-type="float">
            <text:p>0.192383458646617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85]+[.$C$7]" office:value-type="float" office:value="0.782222222222221" calcext:value-type="float">
            <text:p>0.782222222222221</text:p>
          </table:table-cell>
          <table:table-cell table:formula="of:=[.L85]+[.$C$8]" office:value-type="float" office:value="0.38964824120603" calcext:value-type="float">
            <text:p>0.38964824120603</text:p>
          </table:table-cell>
          <table:table-cell table:formula="of:=[.M85]+[.$C$9]" office:value-type="float" office:value="0.19483709273183" calcext:value-type="float">
            <text:p>0.19483709273183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86]+[.$C$7]" office:value-type="float" office:value="0.79211111111111" calcext:value-type="float">
            <text:p>0.79211111111111</text:p>
          </table:table-cell>
          <table:table-cell table:formula="of:=[.L86]+[.$C$8]" office:value-type="float" office:value="0.39456783919598" calcext:value-type="float">
            <text:p>0.39456783919598</text:p>
          </table:table-cell>
          <table:table-cell table:formula="of:=[.M86]+[.$C$9]" office:value-type="float" office:value="0.197290726817043" calcext:value-type="float">
            <text:p>0.197290726817043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87]+[.$C$7]" office:value-type="float" office:value="0.801999999999998" calcext:value-type="float">
            <text:p>0.801999999999998</text:p>
          </table:table-cell>
          <table:table-cell table:formula="of:=[.L87]+[.$C$8]" office:value-type="float" office:value="0.399487437185929" calcext:value-type="float">
            <text:p>0.399487437185929</text:p>
          </table:table-cell>
          <table:table-cell table:formula="of:=[.M87]+[.$C$9]" office:value-type="float" office:value="0.199744360902256" calcext:value-type="float">
            <text:p>0.199744360902256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88]+[.$C$7]" office:value-type="float" office:value="0.811888888888887" calcext:value-type="float">
            <text:p>0.811888888888887</text:p>
          </table:table-cell>
          <table:table-cell table:formula="of:=[.L88]+[.$C$8]" office:value-type="float" office:value="0.404407035175879" calcext:value-type="float">
            <text:p>0.404407035175879</text:p>
          </table:table-cell>
          <table:table-cell table:formula="of:=[.M88]+[.$C$9]" office:value-type="float" office:value="0.202197994987469" calcext:value-type="float">
            <text:p>0.202197994987469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89]+[.$C$7]" office:value-type="float" office:value="0.821777777777776" calcext:value-type="float">
            <text:p>0.821777777777776</text:p>
          </table:table-cell>
          <table:table-cell table:formula="of:=[.L89]+[.$C$8]" office:value-type="float" office:value="0.409326633165829" calcext:value-type="float">
            <text:p>0.409326633165829</text:p>
          </table:table-cell>
          <table:table-cell table:formula="of:=[.M89]+[.$C$9]" office:value-type="float" office:value="0.204651629072682" calcext:value-type="float">
            <text:p>0.204651629072682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90]+[.$C$7]" office:value-type="float" office:value="0.831666666666665" calcext:value-type="float">
            <text:p>0.831666666666665</text:p>
          </table:table-cell>
          <table:table-cell table:formula="of:=[.L90]+[.$C$8]" office:value-type="float" office:value="0.414246231155778" calcext:value-type="float">
            <text:p>0.414246231155778</text:p>
          </table:table-cell>
          <table:table-cell table:formula="of:=[.M90]+[.$C$9]" office:value-type="float" office:value="0.207105263157895" calcext:value-type="float">
            <text:p>0.207105263157895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91]+[.$C$7]" office:value-type="float" office:value="0.841555555555554" calcext:value-type="float">
            <text:p>0.841555555555554</text:p>
          </table:table-cell>
          <table:table-cell table:formula="of:=[.L91]+[.$C$8]" office:value-type="float" office:value="0.419165829145728" calcext:value-type="float">
            <text:p>0.419165829145728</text:p>
          </table:table-cell>
          <table:table-cell table:formula="of:=[.M91]+[.$C$9]" office:value-type="float" office:value="0.209558897243108" calcext:value-type="float">
            <text:p>0.209558897243108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92]+[.$C$7]" office:value-type="float" office:value="0.851444444444443" calcext:value-type="float">
            <text:p>0.851444444444443</text:p>
          </table:table-cell>
          <table:table-cell table:formula="of:=[.L92]+[.$C$8]" office:value-type="float" office:value="0.424085427135678" calcext:value-type="float">
            <text:p>0.424085427135678</text:p>
          </table:table-cell>
          <table:table-cell table:formula="of:=[.M92]+[.$C$9]" office:value-type="float" office:value="0.212012531328321" calcext:value-type="float">
            <text:p>0.212012531328321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93]+[.$C$7]" office:value-type="float" office:value="0.861333333333331" calcext:value-type="float">
            <text:p>0.861333333333331</text:p>
          </table:table-cell>
          <table:table-cell table:formula="of:=[.L93]+[.$C$8]" office:value-type="float" office:value="0.429005025125628" calcext:value-type="float">
            <text:p>0.429005025125628</text:p>
          </table:table-cell>
          <table:table-cell table:formula="of:=[.M93]+[.$C$9]" office:value-type="float" office:value="0.214466165413534" calcext:value-type="float">
            <text:p>0.214466165413534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94]+[.$C$7]" office:value-type="float" office:value="0.87122222222222" calcext:value-type="float">
            <text:p>0.87122222222222</text:p>
          </table:table-cell>
          <table:table-cell table:formula="of:=[.L94]+[.$C$8]" office:value-type="float" office:value="0.433924623115577" calcext:value-type="float">
            <text:p>0.433924623115577</text:p>
          </table:table-cell>
          <table:table-cell table:formula="of:=[.M94]+[.$C$9]" office:value-type="float" office:value="0.216919799498747" calcext:value-type="float">
            <text:p>0.216919799498747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95]+[.$C$7]" office:value-type="float" office:value="0.881111111111109" calcext:value-type="float">
            <text:p>0.881111111111109</text:p>
          </table:table-cell>
          <table:table-cell table:formula="of:=[.L95]+[.$C$8]" office:value-type="float" office:value="0.438844221105527" calcext:value-type="float">
            <text:p>0.438844221105527</text:p>
          </table:table-cell>
          <table:table-cell table:formula="of:=[.M95]+[.$C$9]" office:value-type="float" office:value="0.21937343358396" calcext:value-type="float">
            <text:p>0.21937343358396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96]+[.$C$7]" office:value-type="float" office:value="0.890999999999998" calcext:value-type="float">
            <text:p>0.890999999999998</text:p>
          </table:table-cell>
          <table:table-cell table:formula="of:=[.L96]+[.$C$8]" office:value-type="float" office:value="0.443763819095477" calcext:value-type="float">
            <text:p>0.443763819095477</text:p>
          </table:table-cell>
          <table:table-cell table:formula="of:=[.M96]+[.$C$9]" office:value-type="float" office:value="0.221827067669173" calcext:value-type="float">
            <text:p>0.221827067669173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97]+[.$C$7]" office:value-type="float" office:value="0.900888888888887" calcext:value-type="float">
            <text:p>0.900888888888887</text:p>
          </table:table-cell>
          <table:table-cell table:formula="of:=[.L97]+[.$C$8]" office:value-type="float" office:value="0.448683417085427" calcext:value-type="float">
            <text:p>0.448683417085427</text:p>
          </table:table-cell>
          <table:table-cell table:formula="of:=[.M97]+[.$C$9]" office:value-type="float" office:value="0.224280701754386" calcext:value-type="float">
            <text:p>0.224280701754386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98]+[.$C$7]" office:value-type="float" office:value="0.910777777777776" calcext:value-type="float">
            <text:p>0.910777777777776</text:p>
          </table:table-cell>
          <table:table-cell table:formula="of:=[.L98]+[.$C$8]" office:value-type="float" office:value="0.453603015075376" calcext:value-type="float">
            <text:p>0.453603015075376</text:p>
          </table:table-cell>
          <table:table-cell table:formula="of:=[.M98]+[.$C$9]" office:value-type="float" office:value="0.226734335839599" calcext:value-type="float">
            <text:p>0.226734335839599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99]+[.$C$7]" office:value-type="float" office:value="0.920666666666664" calcext:value-type="float">
            <text:p>0.920666666666664</text:p>
          </table:table-cell>
          <table:table-cell table:formula="of:=[.L99]+[.$C$8]" office:value-type="float" office:value="0.458522613065326" calcext:value-type="float">
            <text:p>0.458522613065326</text:p>
          </table:table-cell>
          <table:table-cell table:formula="of:=[.M99]+[.$C$9]" office:value-type="float" office:value="0.229187969924812" calcext:value-type="float">
            <text:p>0.229187969924812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100]+[.$C$7]" office:value-type="float" office:value="0.930555555555553" calcext:value-type="float">
            <text:p>0.930555555555553</text:p>
          </table:table-cell>
          <table:table-cell table:formula="of:=[.L100]+[.$C$8]" office:value-type="float" office:value="0.463442211055276" calcext:value-type="float">
            <text:p>0.463442211055276</text:p>
          </table:table-cell>
          <table:table-cell table:formula="of:=[.M100]+[.$C$9]" office:value-type="float" office:value="0.231641604010025" calcext:value-type="float">
            <text:p>0.231641604010025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101]+[.$C$7]" office:value-type="float" office:value="0.940444444444442" calcext:value-type="float">
            <text:p>0.940444444444442</text:p>
          </table:table-cell>
          <table:table-cell table:formula="of:=[.L101]+[.$C$8]" office:value-type="float" office:value="0.468361809045225" calcext:value-type="float">
            <text:p>0.468361809045225</text:p>
          </table:table-cell>
          <table:table-cell table:formula="of:=[.M101]+[.$C$9]" office:value-type="float" office:value="0.234095238095238" calcext:value-type="float">
            <text:p>0.234095238095238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102]+[.$C$7]" office:value-type="float" office:value="0.950333333333331" calcext:value-type="float">
            <text:p>0.950333333333331</text:p>
          </table:table-cell>
          <table:table-cell table:formula="of:=[.L102]+[.$C$8]" office:value-type="float" office:value="0.473281407035175" calcext:value-type="float">
            <text:p>0.473281407035175</text:p>
          </table:table-cell>
          <table:table-cell table:formula="of:=[.M102]+[.$C$9]" office:value-type="float" office:value="0.236548872180451" calcext:value-type="float">
            <text:p>0.236548872180451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103]+[.$C$7]" office:value-type="float" office:value="0.96022222222222" calcext:value-type="float">
            <text:p>0.96022222222222</text:p>
          </table:table-cell>
          <table:table-cell table:formula="of:=[.L103]+[.$C$8]" office:value-type="float" office:value="0.478201005025125" calcext:value-type="float">
            <text:p>0.478201005025125</text:p>
          </table:table-cell>
          <table:table-cell table:formula="of:=[.M103]+[.$C$9]" office:value-type="float" office:value="0.239002506265664" calcext:value-type="float">
            <text:p>0.239002506265664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104]+[.$C$7]" office:value-type="float" office:value="0.970111111111109" calcext:value-type="float">
            <text:p>0.970111111111109</text:p>
          </table:table-cell>
          <table:table-cell table:formula="of:=[.L104]+[.$C$8]" office:value-type="float" office:value="0.483120603015075" calcext:value-type="float">
            <text:p>0.483120603015075</text:p>
          </table:table-cell>
          <table:table-cell table:formula="of:=[.M104]+[.$C$9]" office:value-type="float" office:value="0.241456140350877" calcext:value-type="float">
            <text:p>0.241456140350877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105]+[.$C$7]" office:value-type="float" office:value="0.979999999999997" calcext:value-type="float">
            <text:p>0.979999999999997</text:p>
          </table:table-cell>
          <table:table-cell table:formula="of:=[.L105]+[.$C$8]" office:value-type="float" office:value="0.488040201005024" calcext:value-type="float">
            <text:p>0.488040201005024</text:p>
          </table:table-cell>
          <table:table-cell table:formula="of:=[.M105]+[.$C$9]" office:value-type="float" office:value="0.243909774436091" calcext:value-type="float">
            <text:p>0.243909774436091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06]+[.$C$8]" office:value-type="float" office:value="0.492959798994974" calcext:value-type="float">
            <text:p>0.492959798994974</text:p>
          </table:table-cell>
          <table:table-cell table:formula="of:=[.M106]+[.$C$9]" office:value-type="float" office:value="0.246363408521304" calcext:value-type="float">
            <text:p>0.246363408521304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07]+[.$C$8]" office:value-type="float" office:value="0.497879396984924" calcext:value-type="float">
            <text:p>0.497879396984924</text:p>
          </table:table-cell>
          <table:table-cell table:formula="of:=[.M107]+[.$C$9]" office:value-type="float" office:value="0.248817042606517" calcext:value-type="float">
            <text:p>0.248817042606517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08]+[.$C$8]" office:value-type="float" office:value="0.502798994974874" calcext:value-type="float">
            <text:p>0.502798994974874</text:p>
          </table:table-cell>
          <table:table-cell table:formula="of:=[.M108]+[.$C$9]" office:value-type="float" office:value="0.25127067669173" calcext:value-type="float">
            <text:p>0.25127067669173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09]+[.$C$8]" office:value-type="float" office:value="0.507718592964823" calcext:value-type="float">
            <text:p>0.507718592964823</text:p>
          </table:table-cell>
          <table:table-cell table:formula="of:=[.M109]+[.$C$9]" office:value-type="float" office:value="0.253724310776943" calcext:value-type="float">
            <text:p>0.253724310776943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10]+[.$C$8]" office:value-type="float" office:value="0.512638190954773" calcext:value-type="float">
            <text:p>0.512638190954773</text:p>
          </table:table-cell>
          <table:table-cell table:formula="of:=[.M110]+[.$C$9]" office:value-type="float" office:value="0.256177944862156" calcext:value-type="float">
            <text:p>0.256177944862156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11]+[.$C$8]" office:value-type="float" office:value="0.517557788944723" calcext:value-type="float">
            <text:p>0.517557788944723</text:p>
          </table:table-cell>
          <table:table-cell table:formula="of:=[.M111]+[.$C$9]" office:value-type="float" office:value="0.258631578947369" calcext:value-type="float">
            <text:p>0.258631578947369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12]+[.$C$8]" office:value-type="float" office:value="0.522477386934673" calcext:value-type="float">
            <text:p>0.522477386934673</text:p>
          </table:table-cell>
          <table:table-cell table:formula="of:=[.M112]+[.$C$9]" office:value-type="float" office:value="0.261085213032582" calcext:value-type="float">
            <text:p>0.261085213032582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13]+[.$C$8]" office:value-type="float" office:value="0.527396984924623" calcext:value-type="float">
            <text:p>0.527396984924623</text:p>
          </table:table-cell>
          <table:table-cell table:formula="of:=[.M113]+[.$C$9]" office:value-type="float" office:value="0.263538847117795" calcext:value-type="float">
            <text:p>0.263538847117795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14]+[.$C$8]" office:value-type="float" office:value="0.532316582914572" calcext:value-type="float">
            <text:p>0.532316582914572</text:p>
          </table:table-cell>
          <table:table-cell table:formula="of:=[.M114]+[.$C$9]" office:value-type="float" office:value="0.265992481203008" calcext:value-type="float">
            <text:p>0.265992481203008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15]+[.$C$8]" office:value-type="float" office:value="0.537236180904522" calcext:value-type="float">
            <text:p>0.537236180904522</text:p>
          </table:table-cell>
          <table:table-cell table:formula="of:=[.M115]+[.$C$9]" office:value-type="float" office:value="0.268446115288221" calcext:value-type="float">
            <text:p>0.268446115288221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16]+[.$C$8]" office:value-type="float" office:value="0.542155778894472" calcext:value-type="float">
            <text:p>0.542155778894472</text:p>
          </table:table-cell>
          <table:table-cell table:formula="of:=[.M116]+[.$C$9]" office:value-type="float" office:value="0.270899749373434" calcext:value-type="float">
            <text:p>0.270899749373434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17]+[.$C$8]" office:value-type="float" office:value="0.547075376884422" calcext:value-type="float">
            <text:p>0.547075376884422</text:p>
          </table:table-cell>
          <table:table-cell table:formula="of:=[.M117]+[.$C$9]" office:value-type="float" office:value="0.273353383458647" calcext:value-type="float">
            <text:p>0.273353383458647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18]+[.$C$8]" office:value-type="float" office:value="0.551994974874372" calcext:value-type="float">
            <text:p>0.551994974874372</text:p>
          </table:table-cell>
          <table:table-cell table:formula="of:=[.M118]+[.$C$9]" office:value-type="float" office:value="0.27580701754386" calcext:value-type="float">
            <text:p>0.27580701754386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19]+[.$C$8]" office:value-type="float" office:value="0.556914572864321" calcext:value-type="float">
            <text:p>0.556914572864321</text:p>
          </table:table-cell>
          <table:table-cell table:formula="of:=[.M119]+[.$C$9]" office:value-type="float" office:value="0.278260651629073" calcext:value-type="float">
            <text:p>0.278260651629073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20]+[.$C$8]" office:value-type="float" office:value="0.561834170854271" calcext:value-type="float">
            <text:p>0.561834170854271</text:p>
          </table:table-cell>
          <table:table-cell table:formula="of:=[.M120]+[.$C$9]" office:value-type="float" office:value="0.280714285714286" calcext:value-type="float">
            <text:p>0.280714285714286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21]+[.$C$8]" office:value-type="float" office:value="0.566753768844221" calcext:value-type="float">
            <text:p>0.566753768844221</text:p>
          </table:table-cell>
          <table:table-cell table:formula="of:=[.M121]+[.$C$9]" office:value-type="float" office:value="0.283167919799499" calcext:value-type="float">
            <text:p>0.283167919799499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22]+[.$C$8]" office:value-type="float" office:value="0.571673366834171" calcext:value-type="float">
            <text:p>0.571673366834171</text:p>
          </table:table-cell>
          <table:table-cell table:formula="of:=[.M122]+[.$C$9]" office:value-type="float" office:value="0.285621553884712" calcext:value-type="float">
            <text:p>0.285621553884712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23]+[.$C$8]" office:value-type="float" office:value="0.57659296482412" calcext:value-type="float">
            <text:p>0.57659296482412</text:p>
          </table:table-cell>
          <table:table-cell table:formula="of:=[.M123]+[.$C$9]" office:value-type="float" office:value="0.288075187969925" calcext:value-type="float">
            <text:p>0.288075187969925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24]+[.$C$8]" office:value-type="float" office:value="0.58151256281407" calcext:value-type="float">
            <text:p>0.58151256281407</text:p>
          </table:table-cell>
          <table:table-cell table:formula="of:=[.M124]+[.$C$9]" office:value-type="float" office:value="0.290528822055138" calcext:value-type="float">
            <text:p>0.290528822055138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25]+[.$C$8]" office:value-type="float" office:value="0.58643216080402" calcext:value-type="float">
            <text:p>0.58643216080402</text:p>
          </table:table-cell>
          <table:table-cell table:formula="of:=[.M125]+[.$C$9]" office:value-type="float" office:value="0.292982456140351" calcext:value-type="float">
            <text:p>0.292982456140351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26]+[.$C$8]" office:value-type="float" office:value="0.59135175879397" calcext:value-type="float">
            <text:p>0.59135175879397</text:p>
          </table:table-cell>
          <table:table-cell table:formula="of:=[.M126]+[.$C$9]" office:value-type="float" office:value="0.295436090225564" calcext:value-type="float">
            <text:p>0.295436090225564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27]+[.$C$8]" office:value-type="float" office:value="0.59627135678392" calcext:value-type="float">
            <text:p>0.59627135678392</text:p>
          </table:table-cell>
          <table:table-cell table:formula="of:=[.M127]+[.$C$9]" office:value-type="float" office:value="0.297889724310777" calcext:value-type="float">
            <text:p>0.297889724310777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28]+[.$C$8]" office:value-type="float" office:value="0.601190954773869" calcext:value-type="float">
            <text:p>0.601190954773869</text:p>
          </table:table-cell>
          <table:table-cell table:formula="of:=[.M128]+[.$C$9]" office:value-type="float" office:value="0.30034335839599" calcext:value-type="float">
            <text:p>0.30034335839599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29]+[.$C$8]" office:value-type="float" office:value="0.606110552763819" calcext:value-type="float">
            <text:p>0.606110552763819</text:p>
          </table:table-cell>
          <table:table-cell table:formula="of:=[.M129]+[.$C$9]" office:value-type="float" office:value="0.302796992481203" calcext:value-type="float">
            <text:p>0.302796992481203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30]+[.$C$8]" office:value-type="float" office:value="0.611030150753769" calcext:value-type="float">
            <text:p>0.611030150753769</text:p>
          </table:table-cell>
          <table:table-cell table:formula="of:=[.M130]+[.$C$9]" office:value-type="float" office:value="0.305250626566417" calcext:value-type="float">
            <text:p>0.305250626566417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31]+[.$C$8]" office:value-type="float" office:value="0.615949748743719" calcext:value-type="float">
            <text:p>0.615949748743719</text:p>
          </table:table-cell>
          <table:table-cell table:formula="of:=[.M131]+[.$C$9]" office:value-type="float" office:value="0.30770426065163" calcext:value-type="float">
            <text:p>0.30770426065163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32]+[.$C$8]" office:value-type="float" office:value="0.620869346733669" calcext:value-type="float">
            <text:p>0.620869346733669</text:p>
          </table:table-cell>
          <table:table-cell table:formula="of:=[.M132]+[.$C$9]" office:value-type="float" office:value="0.310157894736843" calcext:value-type="float">
            <text:p>0.310157894736843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33]+[.$C$8]" office:value-type="float" office:value="0.625788944723618" calcext:value-type="float">
            <text:p>0.625788944723618</text:p>
          </table:table-cell>
          <table:table-cell table:formula="of:=[.M133]+[.$C$9]" office:value-type="float" office:value="0.312611528822056" calcext:value-type="float">
            <text:p>0.312611528822056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34]+[.$C$8]" office:value-type="float" office:value="0.630708542713568" calcext:value-type="float">
            <text:p>0.630708542713568</text:p>
          </table:table-cell>
          <table:table-cell table:formula="of:=[.M134]+[.$C$9]" office:value-type="float" office:value="0.315065162907269" calcext:value-type="float">
            <text:p>0.315065162907269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35]+[.$C$8]" office:value-type="float" office:value="0.635628140703518" calcext:value-type="float">
            <text:p>0.635628140703518</text:p>
          </table:table-cell>
          <table:table-cell table:formula="of:=[.M135]+[.$C$9]" office:value-type="float" office:value="0.317518796992482" calcext:value-type="float">
            <text:p>0.317518796992482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36]+[.$C$8]" office:value-type="float" office:value="0.640547738693468" calcext:value-type="float">
            <text:p>0.640547738693468</text:p>
          </table:table-cell>
          <table:table-cell table:formula="of:=[.M136]+[.$C$9]" office:value-type="float" office:value="0.319972431077695" calcext:value-type="float">
            <text:p>0.319972431077695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37]+[.$C$8]" office:value-type="float" office:value="0.645467336683417" calcext:value-type="float">
            <text:p>0.645467336683417</text:p>
          </table:table-cell>
          <table:table-cell table:formula="of:=[.M137]+[.$C$9]" office:value-type="float" office:value="0.322426065162908" calcext:value-type="float">
            <text:p>0.322426065162908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38]+[.$C$8]" office:value-type="float" office:value="0.650386934673367" calcext:value-type="float">
            <text:p>0.650386934673367</text:p>
          </table:table-cell>
          <table:table-cell table:formula="of:=[.M138]+[.$C$9]" office:value-type="float" office:value="0.324879699248121" calcext:value-type="float">
            <text:p>0.324879699248121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39]+[.$C$8]" office:value-type="float" office:value="0.655306532663317" calcext:value-type="float">
            <text:p>0.655306532663317</text:p>
          </table:table-cell>
          <table:table-cell table:formula="of:=[.M139]+[.$C$9]" office:value-type="float" office:value="0.327333333333334" calcext:value-type="float">
            <text:p>0.327333333333334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40]+[.$C$8]" office:value-type="float" office:value="0.660226130653267" calcext:value-type="float">
            <text:p>0.660226130653267</text:p>
          </table:table-cell>
          <table:table-cell table:formula="of:=[.M140]+[.$C$9]" office:value-type="float" office:value="0.329786967418547" calcext:value-type="float">
            <text:p>0.329786967418547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41]+[.$C$8]" office:value-type="float" office:value="0.665145728643217" calcext:value-type="float">
            <text:p>0.665145728643217</text:p>
          </table:table-cell>
          <table:table-cell table:formula="of:=[.M141]+[.$C$9]" office:value-type="float" office:value="0.33224060150376" calcext:value-type="float">
            <text:p>0.33224060150376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42]+[.$C$8]" office:value-type="float" office:value="0.670065326633166" calcext:value-type="float">
            <text:p>0.670065326633166</text:p>
          </table:table-cell>
          <table:table-cell table:formula="of:=[.M142]+[.$C$9]" office:value-type="float" office:value="0.334694235588973" calcext:value-type="float">
            <text:p>0.334694235588973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43]+[.$C$8]" office:value-type="float" office:value="0.674984924623116" calcext:value-type="float">
            <text:p>0.674984924623116</text:p>
          </table:table-cell>
          <table:table-cell table:formula="of:=[.M143]+[.$C$9]" office:value-type="float" office:value="0.337147869674186" calcext:value-type="float">
            <text:p>0.337147869674186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44]+[.$C$8]" office:value-type="float" office:value="0.679904522613066" calcext:value-type="float">
            <text:p>0.679904522613066</text:p>
          </table:table-cell>
          <table:table-cell table:formula="of:=[.M144]+[.$C$9]" office:value-type="float" office:value="0.339601503759399" calcext:value-type="float">
            <text:p>0.339601503759399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45]+[.$C$8]" office:value-type="float" office:value="0.684824120603016" calcext:value-type="float">
            <text:p>0.684824120603016</text:p>
          </table:table-cell>
          <table:table-cell table:formula="of:=[.M145]+[.$C$9]" office:value-type="float" office:value="0.342055137844612" calcext:value-type="float">
            <text:p>0.342055137844612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46]+[.$C$8]" office:value-type="float" office:value="0.689743718592966" calcext:value-type="float">
            <text:p>0.689743718592966</text:p>
          </table:table-cell>
          <table:table-cell table:formula="of:=[.M146]+[.$C$9]" office:value-type="float" office:value="0.344508771929825" calcext:value-type="float">
            <text:p>0.344508771929825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47]+[.$C$8]" office:value-type="float" office:value="0.694663316582915" calcext:value-type="float">
            <text:p>0.694663316582915</text:p>
          </table:table-cell>
          <table:table-cell table:formula="of:=[.M147]+[.$C$9]" office:value-type="float" office:value="0.346962406015038" calcext:value-type="float">
            <text:p>0.346962406015038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48]+[.$C$8]" office:value-type="float" office:value="0.699582914572865" calcext:value-type="float">
            <text:p>0.699582914572865</text:p>
          </table:table-cell>
          <table:table-cell table:formula="of:=[.M148]+[.$C$9]" office:value-type="float" office:value="0.349416040100251" calcext:value-type="float">
            <text:p>0.349416040100251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49]+[.$C$8]" office:value-type="float" office:value="0.704502512562815" calcext:value-type="float">
            <text:p>0.704502512562815</text:p>
          </table:table-cell>
          <table:table-cell table:formula="of:=[.M149]+[.$C$9]" office:value-type="float" office:value="0.351869674185464" calcext:value-type="float">
            <text:p>0.351869674185464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50]+[.$C$8]" office:value-type="float" office:value="0.709422110552765" calcext:value-type="float">
            <text:p>0.709422110552765</text:p>
          </table:table-cell>
          <table:table-cell table:formula="of:=[.M150]+[.$C$9]" office:value-type="float" office:value="0.354323308270677" calcext:value-type="float">
            <text:p>0.354323308270677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51]+[.$C$8]" office:value-type="float" office:value="0.714341708542715" calcext:value-type="float">
            <text:p>0.714341708542715</text:p>
          </table:table-cell>
          <table:table-cell table:formula="of:=[.M151]+[.$C$9]" office:value-type="float" office:value="0.35677694235589" calcext:value-type="float">
            <text:p>0.35677694235589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52]+[.$C$8]" office:value-type="float" office:value="0.719261306532664" calcext:value-type="float">
            <text:p>0.719261306532664</text:p>
          </table:table-cell>
          <table:table-cell table:formula="of:=[.M152]+[.$C$9]" office:value-type="float" office:value="0.359230576441103" calcext:value-type="float">
            <text:p>0.359230576441103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53]+[.$C$8]" office:value-type="float" office:value="0.724180904522614" calcext:value-type="float">
            <text:p>0.724180904522614</text:p>
          </table:table-cell>
          <table:table-cell table:formula="of:=[.M153]+[.$C$9]" office:value-type="float" office:value="0.361684210526316" calcext:value-type="float">
            <text:p>0.361684210526316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54]+[.$C$8]" office:value-type="float" office:value="0.729100502512564" calcext:value-type="float">
            <text:p>0.729100502512564</text:p>
          </table:table-cell>
          <table:table-cell table:formula="of:=[.M154]+[.$C$9]" office:value-type="float" office:value="0.36413784461153" calcext:value-type="float">
            <text:p>0.36413784461153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55]+[.$C$8]" office:value-type="float" office:value="0.734020100502514" calcext:value-type="float">
            <text:p>0.734020100502514</text:p>
          </table:table-cell>
          <table:table-cell table:formula="of:=[.M155]+[.$C$9]" office:value-type="float" office:value="0.366591478696743" calcext:value-type="float">
            <text:p>0.366591478696743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56]+[.$C$8]" office:value-type="float" office:value="0.738939698492463" calcext:value-type="float">
            <text:p>0.738939698492463</text:p>
          </table:table-cell>
          <table:table-cell table:formula="of:=[.M156]+[.$C$9]" office:value-type="float" office:value="0.369045112781956" calcext:value-type="float">
            <text:p>0.369045112781956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57]+[.$C$8]" office:value-type="float" office:value="0.743859296482413" calcext:value-type="float">
            <text:p>0.743859296482413</text:p>
          </table:table-cell>
          <table:table-cell table:formula="of:=[.M157]+[.$C$9]" office:value-type="float" office:value="0.371498746867169" calcext:value-type="float">
            <text:p>0.371498746867169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58]+[.$C$8]" office:value-type="float" office:value="0.748778894472363" calcext:value-type="float">
            <text:p>0.748778894472363</text:p>
          </table:table-cell>
          <table:table-cell table:formula="of:=[.M158]+[.$C$9]" office:value-type="float" office:value="0.373952380952382" calcext:value-type="float">
            <text:p>0.373952380952382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59]+[.$C$8]" office:value-type="float" office:value="0.753698492462313" calcext:value-type="float">
            <text:p>0.753698492462313</text:p>
          </table:table-cell>
          <table:table-cell table:formula="of:=[.M159]+[.$C$9]" office:value-type="float" office:value="0.376406015037595" calcext:value-type="float">
            <text:p>0.376406015037595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60]+[.$C$8]" office:value-type="float" office:value="0.758618090452263" calcext:value-type="float">
            <text:p>0.758618090452263</text:p>
          </table:table-cell>
          <table:table-cell table:formula="of:=[.M160]+[.$C$9]" office:value-type="float" office:value="0.378859649122808" calcext:value-type="float">
            <text:p>0.378859649122808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61]+[.$C$8]" office:value-type="float" office:value="0.763537688442212" calcext:value-type="float">
            <text:p>0.763537688442212</text:p>
          </table:table-cell>
          <table:table-cell table:formula="of:=[.M161]+[.$C$9]" office:value-type="float" office:value="0.381313283208021" calcext:value-type="float">
            <text:p>0.381313283208021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62]+[.$C$8]" office:value-type="float" office:value="0.768457286432162" calcext:value-type="float">
            <text:p>0.768457286432162</text:p>
          </table:table-cell>
          <table:table-cell table:formula="of:=[.M162]+[.$C$9]" office:value-type="float" office:value="0.383766917293234" calcext:value-type="float">
            <text:p>0.383766917293234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63]+[.$C$8]" office:value-type="float" office:value="0.773376884422112" calcext:value-type="float">
            <text:p>0.773376884422112</text:p>
          </table:table-cell>
          <table:table-cell table:formula="of:=[.M163]+[.$C$9]" office:value-type="float" office:value="0.386220551378447" calcext:value-type="float">
            <text:p>0.386220551378447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64]+[.$C$8]" office:value-type="float" office:value="0.778296482412062" calcext:value-type="float">
            <text:p>0.778296482412062</text:p>
          </table:table-cell>
          <table:table-cell table:formula="of:=[.M164]+[.$C$9]" office:value-type="float" office:value="0.38867418546366" calcext:value-type="float">
            <text:p>0.38867418546366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65]+[.$C$8]" office:value-type="float" office:value="0.783216080402011" calcext:value-type="float">
            <text:p>0.783216080402011</text:p>
          </table:table-cell>
          <table:table-cell table:formula="of:=[.M165]+[.$C$9]" office:value-type="float" office:value="0.391127819548873" calcext:value-type="float">
            <text:p>0.391127819548873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66]+[.$C$8]" office:value-type="float" office:value="0.788135678391961" calcext:value-type="float">
            <text:p>0.788135678391961</text:p>
          </table:table-cell>
          <table:table-cell table:formula="of:=[.M166]+[.$C$9]" office:value-type="float" office:value="0.393581453634086" calcext:value-type="float">
            <text:p>0.393581453634086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67]+[.$C$8]" office:value-type="float" office:value="0.793055276381911" calcext:value-type="float">
            <text:p>0.793055276381911</text:p>
          </table:table-cell>
          <table:table-cell table:formula="of:=[.M167]+[.$C$9]" office:value-type="float" office:value="0.396035087719299" calcext:value-type="float">
            <text:p>0.396035087719299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68]+[.$C$8]" office:value-type="float" office:value="0.797974874371861" calcext:value-type="float">
            <text:p>0.797974874371861</text:p>
          </table:table-cell>
          <table:table-cell table:formula="of:=[.M168]+[.$C$9]" office:value-type="float" office:value="0.398488721804512" calcext:value-type="float">
            <text:p>0.398488721804512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69]+[.$C$8]" office:value-type="float" office:value="0.802894472361811" calcext:value-type="float">
            <text:p>0.802894472361811</text:p>
          </table:table-cell>
          <table:table-cell table:formula="of:=[.M169]+[.$C$9]" office:value-type="float" office:value="0.400942355889725" calcext:value-type="float">
            <text:p>0.400942355889725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70]+[.$C$8]" office:value-type="float" office:value="0.80781407035176" calcext:value-type="float">
            <text:p>0.80781407035176</text:p>
          </table:table-cell>
          <table:table-cell table:formula="of:=[.M170]+[.$C$9]" office:value-type="float" office:value="0.403395989974938" calcext:value-type="float">
            <text:p>0.403395989974938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71]+[.$C$8]" office:value-type="float" office:value="0.81273366834171" calcext:value-type="float">
            <text:p>0.81273366834171</text:p>
          </table:table-cell>
          <table:table-cell table:formula="of:=[.M171]+[.$C$9]" office:value-type="float" office:value="0.405849624060151" calcext:value-type="float">
            <text:p>0.405849624060151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72]+[.$C$8]" office:value-type="float" office:value="0.81765326633166" calcext:value-type="float">
            <text:p>0.81765326633166</text:p>
          </table:table-cell>
          <table:table-cell table:formula="of:=[.M172]+[.$C$9]" office:value-type="float" office:value="0.408303258145364" calcext:value-type="float">
            <text:p>0.408303258145364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73]+[.$C$8]" office:value-type="float" office:value="0.82257286432161" calcext:value-type="float">
            <text:p>0.82257286432161</text:p>
          </table:table-cell>
          <table:table-cell table:formula="of:=[.M173]+[.$C$9]" office:value-type="float" office:value="0.410756892230577" calcext:value-type="float">
            <text:p>0.410756892230577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74]+[.$C$8]" office:value-type="float" office:value="0.82749246231156" calcext:value-type="float">
            <text:p>0.82749246231156</text:p>
          </table:table-cell>
          <table:table-cell table:formula="of:=[.M174]+[.$C$9]" office:value-type="float" office:value="0.41321052631579" calcext:value-type="float">
            <text:p>0.41321052631579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75]+[.$C$8]" office:value-type="float" office:value="0.832412060301509" calcext:value-type="float">
            <text:p>0.832412060301509</text:p>
          </table:table-cell>
          <table:table-cell table:formula="of:=[.M175]+[.$C$9]" office:value-type="float" office:value="0.415664160401003" calcext:value-type="float">
            <text:p>0.415664160401003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76]+[.$C$8]" office:value-type="float" office:value="0.837331658291459" calcext:value-type="float">
            <text:p>0.837331658291459</text:p>
          </table:table-cell>
          <table:table-cell table:formula="of:=[.M176]+[.$C$9]" office:value-type="float" office:value="0.418117794486216" calcext:value-type="float">
            <text:p>0.418117794486216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77]+[.$C$8]" office:value-type="float" office:value="0.842251256281409" calcext:value-type="float">
            <text:p>0.842251256281409</text:p>
          </table:table-cell>
          <table:table-cell table:formula="of:=[.M177]+[.$C$9]" office:value-type="float" office:value="0.420571428571429" calcext:value-type="float">
            <text:p>0.420571428571429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78]+[.$C$8]" office:value-type="float" office:value="0.847170854271359" calcext:value-type="float">
            <text:p>0.847170854271359</text:p>
          </table:table-cell>
          <table:table-cell table:formula="of:=[.M178]+[.$C$9]" office:value-type="float" office:value="0.423025062656643" calcext:value-type="float">
            <text:p>0.423025062656643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79]+[.$C$8]" office:value-type="float" office:value="0.852090452261309" calcext:value-type="float">
            <text:p>0.852090452261309</text:p>
          </table:table-cell>
          <table:table-cell table:formula="of:=[.M179]+[.$C$9]" office:value-type="float" office:value="0.425478696741856" calcext:value-type="float">
            <text:p>0.425478696741856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80]+[.$C$8]" office:value-type="float" office:value="0.857010050251258" calcext:value-type="float">
            <text:p>0.857010050251258</text:p>
          </table:table-cell>
          <table:table-cell table:formula="of:=[.M180]+[.$C$9]" office:value-type="float" office:value="0.427932330827069" calcext:value-type="float">
            <text:p>0.427932330827069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81]+[.$C$8]" office:value-type="float" office:value="0.861929648241208" calcext:value-type="float">
            <text:p>0.861929648241208</text:p>
          </table:table-cell>
          <table:table-cell table:formula="of:=[.M181]+[.$C$9]" office:value-type="float" office:value="0.430385964912282" calcext:value-type="float">
            <text:p>0.430385964912282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82]+[.$C$8]" office:value-type="float" office:value="0.866849246231158" calcext:value-type="float">
            <text:p>0.866849246231158</text:p>
          </table:table-cell>
          <table:table-cell table:formula="of:=[.M182]+[.$C$9]" office:value-type="float" office:value="0.432839598997495" calcext:value-type="float">
            <text:p>0.432839598997495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83]+[.$C$8]" office:value-type="float" office:value="0.871768844221108" calcext:value-type="float">
            <text:p>0.871768844221108</text:p>
          </table:table-cell>
          <table:table-cell table:formula="of:=[.M183]+[.$C$9]" office:value-type="float" office:value="0.435293233082708" calcext:value-type="float">
            <text:p>0.435293233082708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84]+[.$C$8]" office:value-type="float" office:value="0.876688442211057" calcext:value-type="float">
            <text:p>0.876688442211057</text:p>
          </table:table-cell>
          <table:table-cell table:formula="of:=[.M184]+[.$C$9]" office:value-type="float" office:value="0.437746867167921" calcext:value-type="float">
            <text:p>0.437746867167921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85]+[.$C$8]" office:value-type="float" office:value="0.881608040201007" calcext:value-type="float">
            <text:p>0.881608040201007</text:p>
          </table:table-cell>
          <table:table-cell table:formula="of:=[.M185]+[.$C$9]" office:value-type="float" office:value="0.440200501253134" calcext:value-type="float">
            <text:p>0.440200501253134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86]+[.$C$8]" office:value-type="float" office:value="0.886527638190957" calcext:value-type="float">
            <text:p>0.886527638190957</text:p>
          </table:table-cell>
          <table:table-cell table:formula="of:=[.M186]+[.$C$9]" office:value-type="float" office:value="0.442654135338347" calcext:value-type="float">
            <text:p>0.442654135338347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87]+[.$C$8]" office:value-type="float" office:value="0.891447236180907" calcext:value-type="float">
            <text:p>0.891447236180907</text:p>
          </table:table-cell>
          <table:table-cell table:formula="of:=[.M187]+[.$C$9]" office:value-type="float" office:value="0.44510776942356" calcext:value-type="float">
            <text:p>0.44510776942356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88]+[.$C$8]" office:value-type="float" office:value="0.896366834170857" calcext:value-type="float">
            <text:p>0.896366834170857</text:p>
          </table:table-cell>
          <table:table-cell table:formula="of:=[.M188]+[.$C$9]" office:value-type="float" office:value="0.447561403508773" calcext:value-type="float">
            <text:p>0.447561403508773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89]+[.$C$8]" office:value-type="float" office:value="0.901286432160806" calcext:value-type="float">
            <text:p>0.901286432160806</text:p>
          </table:table-cell>
          <table:table-cell table:formula="of:=[.M189]+[.$C$9]" office:value-type="float" office:value="0.450015037593986" calcext:value-type="float">
            <text:p>0.450015037593986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90]+[.$C$8]" office:value-type="float" office:value="0.906206030150756" calcext:value-type="float">
            <text:p>0.906206030150756</text:p>
          </table:table-cell>
          <table:table-cell table:formula="of:=[.M190]+[.$C$9]" office:value-type="float" office:value="0.452468671679199" calcext:value-type="float">
            <text:p>0.452468671679199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91]+[.$C$8]" office:value-type="float" office:value="0.911125628140706" calcext:value-type="float">
            <text:p>0.911125628140706</text:p>
          </table:table-cell>
          <table:table-cell table:formula="of:=[.M191]+[.$C$9]" office:value-type="float" office:value="0.454922305764412" calcext:value-type="float">
            <text:p>0.454922305764412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92]+[.$C$8]" office:value-type="float" office:value="0.916045226130656" calcext:value-type="float">
            <text:p>0.916045226130656</text:p>
          </table:table-cell>
          <table:table-cell table:formula="of:=[.M192]+[.$C$9]" office:value-type="float" office:value="0.457375939849625" calcext:value-type="float">
            <text:p>0.457375939849625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93]+[.$C$8]" office:value-type="float" office:value="0.920964824120606" calcext:value-type="float">
            <text:p>0.920964824120606</text:p>
          </table:table-cell>
          <table:table-cell table:formula="of:=[.M193]+[.$C$9]" office:value-type="float" office:value="0.459829573934838" calcext:value-type="float">
            <text:p>0.459829573934838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94]+[.$C$8]" office:value-type="float" office:value="0.925884422110555" calcext:value-type="float">
            <text:p>0.925884422110555</text:p>
          </table:table-cell>
          <table:table-cell table:formula="of:=[.M194]+[.$C$9]" office:value-type="float" office:value="0.462283208020051" calcext:value-type="float">
            <text:p>0.462283208020051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95]+[.$C$8]" office:value-type="float" office:value="0.930804020100505" calcext:value-type="float">
            <text:p>0.930804020100505</text:p>
          </table:table-cell>
          <table:table-cell table:formula="of:=[.M195]+[.$C$9]" office:value-type="float" office:value="0.464736842105264" calcext:value-type="float">
            <text:p>0.464736842105264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96]+[.$C$8]" office:value-type="float" office:value="0.935723618090455" calcext:value-type="float">
            <text:p>0.935723618090455</text:p>
          </table:table-cell>
          <table:table-cell table:formula="of:=[.M196]+[.$C$9]" office:value-type="float" office:value="0.467190476190477" calcext:value-type="float">
            <text:p>0.467190476190477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97]+[.$C$8]" office:value-type="float" office:value="0.940643216080405" calcext:value-type="float">
            <text:p>0.940643216080405</text:p>
          </table:table-cell>
          <table:table-cell table:formula="of:=[.M197]+[.$C$9]" office:value-type="float" office:value="0.46964411027569" calcext:value-type="float">
            <text:p>0.46964411027569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98]+[.$C$8]" office:value-type="float" office:value="0.945562814070354" calcext:value-type="float">
            <text:p>0.945562814070354</text:p>
          </table:table-cell>
          <table:table-cell table:formula="of:=[.M198]+[.$C$9]" office:value-type="float" office:value="0.472097744360903" calcext:value-type="float">
            <text:p>0.472097744360903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99]+[.$C$8]" office:value-type="float" office:value="0.950482412060304" calcext:value-type="float">
            <text:p>0.950482412060304</text:p>
          </table:table-cell>
          <table:table-cell table:formula="of:=[.M199]+[.$C$9]" office:value-type="float" office:value="0.474551378446116" calcext:value-type="float">
            <text:p>0.474551378446116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200]+[.$C$8]" office:value-type="float" office:value="0.955402010050254" calcext:value-type="float">
            <text:p>0.955402010050254</text:p>
          </table:table-cell>
          <table:table-cell table:formula="of:=[.M200]+[.$C$9]" office:value-type="float" office:value="0.477005012531329" calcext:value-type="float">
            <text:p>0.477005012531329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201]+[.$C$8]" office:value-type="float" office:value="0.960321608040204" calcext:value-type="float">
            <text:p>0.960321608040204</text:p>
          </table:table-cell>
          <table:table-cell table:formula="of:=[.M201]+[.$C$9]" office:value-type="float" office:value="0.479458646616542" calcext:value-type="float">
            <text:p>0.479458646616542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202]+[.$C$8]" office:value-type="float" office:value="0.965241206030154" calcext:value-type="float">
            <text:p>0.965241206030154</text:p>
          </table:table-cell>
          <table:table-cell table:formula="of:=[.M202]+[.$C$9]" office:value-type="float" office:value="0.481912280701756" calcext:value-type="float">
            <text:p>0.481912280701756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203]+[.$C$8]" office:value-type="float" office:value="0.970160804020103" calcext:value-type="float">
            <text:p>0.970160804020103</text:p>
          </table:table-cell>
          <table:table-cell table:formula="of:=[.M203]+[.$C$9]" office:value-type="float" office:value="0.484365914786969" calcext:value-type="float">
            <text:p>0.484365914786969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204]+[.$C$8]" office:value-type="float" office:value="0.975080402010053" calcext:value-type="float">
            <text:p>0.975080402010053</text:p>
          </table:table-cell>
          <table:table-cell table:formula="of:=[.M204]+[.$C$9]" office:value-type="float" office:value="0.486819548872182" calcext:value-type="float">
            <text:p>0.486819548872182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205]+[.$C$8]" office:value-type="float" office:value="0.980000000000003" calcext:value-type="float">
            <text:p>0.980000000000003</text:p>
          </table:table-cell>
          <table:table-cell table:formula="of:=[.M205]+[.$C$9]" office:value-type="float" office:value="0.489273182957395" calcext:value-type="float">
            <text:p>0.489273182957395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06]+[.$C$9]" office:value-type="float" office:value="0.491726817042608" calcext:value-type="float">
            <text:p>0.491726817042608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07]+[.$C$9]" office:value-type="float" office:value="0.494180451127821" calcext:value-type="float">
            <text:p>0.494180451127821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08]+[.$C$9]" office:value-type="float" office:value="0.496634085213034" calcext:value-type="float">
            <text:p>0.496634085213034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09]+[.$C$9]" office:value-type="float" office:value="0.499087719298247" calcext:value-type="float">
            <text:p>0.499087719298247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10]+[.$C$9]" office:value-type="float" office:value="0.50154135338346" calcext:value-type="float">
            <text:p>0.50154135338346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11]+[.$C$9]" office:value-type="float" office:value="0.503994987468673" calcext:value-type="float">
            <text:p>0.503994987468673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12]+[.$C$9]" office:value-type="float" office:value="0.506448621553886" calcext:value-type="float">
            <text:p>0.506448621553886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13]+[.$C$9]" office:value-type="float" office:value="0.508902255639099" calcext:value-type="float">
            <text:p>0.508902255639099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14]+[.$C$9]" office:value-type="float" office:value="0.511355889724312" calcext:value-type="float">
            <text:p>0.511355889724312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15]+[.$C$9]" office:value-type="float" office:value="0.513809523809525" calcext:value-type="float">
            <text:p>0.513809523809525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16]+[.$C$9]" office:value-type="float" office:value="0.516263157894738" calcext:value-type="float">
            <text:p>0.516263157894738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17]+[.$C$9]" office:value-type="float" office:value="0.518716791979951" calcext:value-type="float">
            <text:p>0.518716791979951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18]+[.$C$9]" office:value-type="float" office:value="0.521170426065164" calcext:value-type="float">
            <text:p>0.521170426065164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19]+[.$C$9]" office:value-type="float" office:value="0.523624060150377" calcext:value-type="float">
            <text:p>0.523624060150377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20]+[.$C$9]" office:value-type="float" office:value="0.52607769423559" calcext:value-type="float">
            <text:p>0.52607769423559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21]+[.$C$9]" office:value-type="float" office:value="0.528531328320803" calcext:value-type="float">
            <text:p>0.528531328320803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22]+[.$C$9]" office:value-type="float" office:value="0.530984962406016" calcext:value-type="float">
            <text:p>0.530984962406016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23]+[.$C$9]" office:value-type="float" office:value="0.533438596491229" calcext:value-type="float">
            <text:p>0.533438596491229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24]+[.$C$9]" office:value-type="float" office:value="0.535892230576442" calcext:value-type="float">
            <text:p>0.535892230576442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25]+[.$C$9]" office:value-type="float" office:value="0.538345864661655" calcext:value-type="float">
            <text:p>0.538345864661655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26]+[.$C$9]" office:value-type="float" office:value="0.540799498746869" calcext:value-type="float">
            <text:p>0.540799498746869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27]+[.$C$9]" office:value-type="float" office:value="0.543253132832082" calcext:value-type="float">
            <text:p>0.543253132832082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28]+[.$C$9]" office:value-type="float" office:value="0.545706766917295" calcext:value-type="float">
            <text:p>0.545706766917295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29]+[.$C$9]" office:value-type="float" office:value="0.548160401002508" calcext:value-type="float">
            <text:p>0.548160401002508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30]+[.$C$9]" office:value-type="float" office:value="0.550614035087721" calcext:value-type="float">
            <text:p>0.550614035087721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31]+[.$C$9]" office:value-type="float" office:value="0.553067669172934" calcext:value-type="float">
            <text:p>0.553067669172934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32]+[.$C$9]" office:value-type="float" office:value="0.555521303258147" calcext:value-type="float">
            <text:p>0.555521303258147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33]+[.$C$9]" office:value-type="float" office:value="0.55797493734336" calcext:value-type="float">
            <text:p>0.55797493734336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34]+[.$C$9]" office:value-type="float" office:value="0.560428571428573" calcext:value-type="float">
            <text:p>0.560428571428573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35]+[.$C$9]" office:value-type="float" office:value="0.562882205513786" calcext:value-type="float">
            <text:p>0.562882205513786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36]+[.$C$9]" office:value-type="float" office:value="0.565335839598999" calcext:value-type="float">
            <text:p>0.565335839598999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37]+[.$C$9]" office:value-type="float" office:value="0.567789473684212" calcext:value-type="float">
            <text:p>0.567789473684212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38]+[.$C$9]" office:value-type="float" office:value="0.570243107769425" calcext:value-type="float">
            <text:p>0.570243107769425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39]+[.$C$9]" office:value-type="float" office:value="0.572696741854638" calcext:value-type="float">
            <text:p>0.572696741854638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40]+[.$C$9]" office:value-type="float" office:value="0.575150375939851" calcext:value-type="float">
            <text:p>0.575150375939851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41]+[.$C$9]" office:value-type="float" office:value="0.577604010025064" calcext:value-type="float">
            <text:p>0.577604010025064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42]+[.$C$9]" office:value-type="float" office:value="0.580057644110277" calcext:value-type="float">
            <text:p>0.580057644110277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43]+[.$C$9]" office:value-type="float" office:value="0.58251127819549" calcext:value-type="float">
            <text:p>0.58251127819549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44]+[.$C$9]" office:value-type="float" office:value="0.584964912280703" calcext:value-type="float">
            <text:p>0.584964912280703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45]+[.$C$9]" office:value-type="float" office:value="0.587418546365916" calcext:value-type="float">
            <text:p>0.587418546365916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46]+[.$C$9]" office:value-type="float" office:value="0.589872180451129" calcext:value-type="float">
            <text:p>0.589872180451129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47]+[.$C$9]" office:value-type="float" office:value="0.592325814536342" calcext:value-type="float">
            <text:p>0.592325814536342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48]+[.$C$9]" office:value-type="float" office:value="0.594779448621555" calcext:value-type="float">
            <text:p>0.594779448621555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49]+[.$C$9]" office:value-type="float" office:value="0.597233082706768" calcext:value-type="float">
            <text:p>0.597233082706768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50]+[.$C$9]" office:value-type="float" office:value="0.599686716791982" calcext:value-type="float">
            <text:p>0.599686716791982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51]+[.$C$9]" office:value-type="float" office:value="0.602140350877195" calcext:value-type="float">
            <text:p>0.602140350877195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52]+[.$C$9]" office:value-type="float" office:value="0.604593984962408" calcext:value-type="float">
            <text:p>0.604593984962408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53]+[.$C$9]" office:value-type="float" office:value="0.607047619047621" calcext:value-type="float">
            <text:p>0.607047619047621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54]+[.$C$9]" office:value-type="float" office:value="0.609501253132834" calcext:value-type="float">
            <text:p>0.609501253132834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55]+[.$C$9]" office:value-type="float" office:value="0.611954887218047" calcext:value-type="float">
            <text:p>0.611954887218047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56]+[.$C$9]" office:value-type="float" office:value="0.61440852130326" calcext:value-type="float">
            <text:p>0.61440852130326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57]+[.$C$9]" office:value-type="float" office:value="0.616862155388473" calcext:value-type="float">
            <text:p>0.616862155388473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58]+[.$C$9]" office:value-type="float" office:value="0.619315789473686" calcext:value-type="float">
            <text:p>0.619315789473686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59]+[.$C$9]" office:value-type="float" office:value="0.621769423558899" calcext:value-type="float">
            <text:p>0.621769423558899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60]+[.$C$9]" office:value-type="float" office:value="0.624223057644112" calcext:value-type="float">
            <text:p>0.624223057644112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61]+[.$C$9]" office:value-type="float" office:value="0.626676691729325" calcext:value-type="float">
            <text:p>0.626676691729325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62]+[.$C$9]" office:value-type="float" office:value="0.629130325814538" calcext:value-type="float">
            <text:p>0.629130325814538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63]+[.$C$9]" office:value-type="float" office:value="0.631583959899751" calcext:value-type="float">
            <text:p>0.631583959899751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64]+[.$C$9]" office:value-type="float" office:value="0.634037593984964" calcext:value-type="float">
            <text:p>0.634037593984964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65]+[.$C$9]" office:value-type="float" office:value="0.636491228070177" calcext:value-type="float">
            <text:p>0.636491228070177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66]+[.$C$9]" office:value-type="float" office:value="0.63894486215539" calcext:value-type="float">
            <text:p>0.63894486215539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67]+[.$C$9]" office:value-type="float" office:value="0.641398496240603" calcext:value-type="float">
            <text:p>0.641398496240603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68]+[.$C$9]" office:value-type="float" office:value="0.643852130325816" calcext:value-type="float">
            <text:p>0.643852130325816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69]+[.$C$9]" office:value-type="float" office:value="0.646305764411029" calcext:value-type="float">
            <text:p>0.646305764411029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70]+[.$C$9]" office:value-type="float" office:value="0.648759398496242" calcext:value-type="float">
            <text:p>0.648759398496242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71]+[.$C$9]" office:value-type="float" office:value="0.651213032581455" calcext:value-type="float">
            <text:p>0.651213032581455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72]+[.$C$9]" office:value-type="float" office:value="0.653666666666668" calcext:value-type="float">
            <text:p>0.653666666666668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73]+[.$C$9]" office:value-type="float" office:value="0.656120300751881" calcext:value-type="float">
            <text:p>0.656120300751881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74]+[.$C$9]" office:value-type="float" office:value="0.658573934837095" calcext:value-type="float">
            <text:p>0.658573934837095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75]+[.$C$9]" office:value-type="float" office:value="0.661027568922308" calcext:value-type="float">
            <text:p>0.661027568922308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76]+[.$C$9]" office:value-type="float" office:value="0.663481203007521" calcext:value-type="float">
            <text:p>0.663481203007521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77]+[.$C$9]" office:value-type="float" office:value="0.665934837092734" calcext:value-type="float">
            <text:p>0.665934837092734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78]+[.$C$9]" office:value-type="float" office:value="0.668388471177947" calcext:value-type="float">
            <text:p>0.668388471177947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79]+[.$C$9]" office:value-type="float" office:value="0.67084210526316" calcext:value-type="float">
            <text:p>0.67084210526316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80]+[.$C$9]" office:value-type="float" office:value="0.673295739348373" calcext:value-type="float">
            <text:p>0.673295739348373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81]+[.$C$9]" office:value-type="float" office:value="0.675749373433586" calcext:value-type="float">
            <text:p>0.675749373433586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82]+[.$C$9]" office:value-type="float" office:value="0.678203007518799" calcext:value-type="float">
            <text:p>0.678203007518799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83]+[.$C$9]" office:value-type="float" office:value="0.680656641604012" calcext:value-type="float">
            <text:p>0.680656641604012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84]+[.$C$9]" office:value-type="float" office:value="0.683110275689225" calcext:value-type="float">
            <text:p>0.683110275689225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85]+[.$C$9]" office:value-type="float" office:value="0.685563909774438" calcext:value-type="float">
            <text:p>0.685563909774438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86]+[.$C$9]" office:value-type="float" office:value="0.688017543859651" calcext:value-type="float">
            <text:p>0.688017543859651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87]+[.$C$9]" office:value-type="float" office:value="0.690471177944864" calcext:value-type="float">
            <text:p>0.690471177944864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88]+[.$C$9]" office:value-type="float" office:value="0.692924812030077" calcext:value-type="float">
            <text:p>0.692924812030077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89]+[.$C$9]" office:value-type="float" office:value="0.69537844611529" calcext:value-type="float">
            <text:p>0.69537844611529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90]+[.$C$9]" office:value-type="float" office:value="0.697832080200503" calcext:value-type="float">
            <text:p>0.697832080200503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91]+[.$C$9]" office:value-type="float" office:value="0.700285714285716" calcext:value-type="float">
            <text:p>0.700285714285716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92]+[.$C$9]" office:value-type="float" office:value="0.702739348370929" calcext:value-type="float">
            <text:p>0.702739348370929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93]+[.$C$9]" office:value-type="float" office:value="0.705192982456142" calcext:value-type="float">
            <text:p>0.705192982456142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94]+[.$C$9]" office:value-type="float" office:value="0.707646616541355" calcext:value-type="float">
            <text:p>0.707646616541355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95]+[.$C$9]" office:value-type="float" office:value="0.710100250626568" calcext:value-type="float">
            <text:p>0.710100250626568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96]+[.$C$9]" office:value-type="float" office:value="0.712553884711781" calcext:value-type="float">
            <text:p>0.712553884711781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97]+[.$C$9]" office:value-type="float" office:value="0.715007518796994" calcext:value-type="float">
            <text:p>0.715007518796994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98]+[.$C$9]" office:value-type="float" office:value="0.717461152882207" calcext:value-type="float">
            <text:p>0.717461152882207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99]+[.$C$9]" office:value-type="float" office:value="0.71991478696742" calcext:value-type="float">
            <text:p>0.71991478696742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00]+[.$C$9]" office:value-type="float" office:value="0.722368421052634" calcext:value-type="float">
            <text:p>0.722368421052634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01]+[.$C$9]" office:value-type="float" office:value="0.724822055137847" calcext:value-type="float">
            <text:p>0.724822055137847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02]+[.$C$9]" office:value-type="float" office:value="0.72727568922306" calcext:value-type="float">
            <text:p>0.72727568922306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03]+[.$C$9]" office:value-type="float" office:value="0.729729323308273" calcext:value-type="float">
            <text:p>0.729729323308273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04]+[.$C$9]" office:value-type="float" office:value="0.732182957393486" calcext:value-type="float">
            <text:p>0.732182957393486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05]+[.$C$9]" office:value-type="float" office:value="0.734636591478699" calcext:value-type="float">
            <text:p>0.734636591478699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06]+[.$C$9]" office:value-type="float" office:value="0.737090225563912" calcext:value-type="float">
            <text:p>0.737090225563912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07]+[.$C$9]" office:value-type="float" office:value="0.739543859649125" calcext:value-type="float">
            <text:p>0.739543859649125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08]+[.$C$9]" office:value-type="float" office:value="0.741997493734338" calcext:value-type="float">
            <text:p>0.741997493734338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09]+[.$C$9]" office:value-type="float" office:value="0.744451127819551" calcext:value-type="float">
            <text:p>0.744451127819551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10]+[.$C$9]" office:value-type="float" office:value="0.746904761904764" calcext:value-type="float">
            <text:p>0.746904761904764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11]+[.$C$9]" office:value-type="float" office:value="0.749358395989977" calcext:value-type="float">
            <text:p>0.749358395989977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12]+[.$C$9]" office:value-type="float" office:value="0.75181203007519" calcext:value-type="float">
            <text:p>0.75181203007519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13]+[.$C$9]" office:value-type="float" office:value="0.754265664160403" calcext:value-type="float">
            <text:p>0.754265664160403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14]+[.$C$9]" office:value-type="float" office:value="0.756719298245616" calcext:value-type="float">
            <text:p>0.756719298245616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15]+[.$C$9]" office:value-type="float" office:value="0.759172932330829" calcext:value-type="float">
            <text:p>0.759172932330829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16]+[.$C$9]" office:value-type="float" office:value="0.761626566416042" calcext:value-type="float">
            <text:p>0.761626566416042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17]+[.$C$9]" office:value-type="float" office:value="0.764080200501255" calcext:value-type="float">
            <text:p>0.764080200501255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18]+[.$C$9]" office:value-type="float" office:value="0.766533834586468" calcext:value-type="float">
            <text:p>0.766533834586468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19]+[.$C$9]" office:value-type="float" office:value="0.768987468671681" calcext:value-type="float">
            <text:p>0.768987468671681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20]+[.$C$9]" office:value-type="float" office:value="0.771441102756894" calcext:value-type="float">
            <text:p>0.771441102756894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21]+[.$C$9]" office:value-type="float" office:value="0.773894736842107" calcext:value-type="float">
            <text:p>0.773894736842107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22]+[.$C$9]" office:value-type="float" office:value="0.77634837092732" calcext:value-type="float">
            <text:p>0.77634837092732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23]+[.$C$9]" office:value-type="float" office:value="0.778802005012533" calcext:value-type="float">
            <text:p>0.778802005012533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24]+[.$C$9]" office:value-type="float" office:value="0.781255639097747" calcext:value-type="float">
            <text:p>0.781255639097747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25]+[.$C$9]" office:value-type="float" office:value="0.78370927318296" calcext:value-type="float">
            <text:p>0.78370927318296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26]+[.$C$9]" office:value-type="float" office:value="0.786162907268173" calcext:value-type="float">
            <text:p>0.786162907268173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27]+[.$C$9]" office:value-type="float" office:value="0.788616541353386" calcext:value-type="float">
            <text:p>0.788616541353386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28]+[.$C$9]" office:value-type="float" office:value="0.791070175438599" calcext:value-type="float">
            <text:p>0.791070175438599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29]+[.$C$9]" office:value-type="float" office:value="0.793523809523812" calcext:value-type="float">
            <text:p>0.793523809523812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30]+[.$C$9]" office:value-type="float" office:value="0.795977443609025" calcext:value-type="float">
            <text:p>0.795977443609025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31]+[.$C$9]" office:value-type="float" office:value="0.798431077694238" calcext:value-type="float">
            <text:p>0.798431077694238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32]+[.$C$9]" office:value-type="float" office:value="0.800884711779451" calcext:value-type="float">
            <text:p>0.800884711779451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33]+[.$C$9]" office:value-type="float" office:value="0.803338345864664" calcext:value-type="float">
            <text:p>0.803338345864664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34]+[.$C$9]" office:value-type="float" office:value="0.805791979949877" calcext:value-type="float">
            <text:p>0.805791979949877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35]+[.$C$9]" office:value-type="float" office:value="0.80824561403509" calcext:value-type="float">
            <text:p>0.80824561403509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36]+[.$C$9]" office:value-type="float" office:value="0.810699248120303" calcext:value-type="float">
            <text:p>0.810699248120303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37]+[.$C$9]" office:value-type="float" office:value="0.813152882205516" calcext:value-type="float">
            <text:p>0.813152882205516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38]+[.$C$9]" office:value-type="float" office:value="0.815606516290729" calcext:value-type="float">
            <text:p>0.815606516290729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39]+[.$C$9]" office:value-type="float" office:value="0.818060150375942" calcext:value-type="float">
            <text:p>0.818060150375942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40]+[.$C$9]" office:value-type="float" office:value="0.820513784461155" calcext:value-type="float">
            <text:p>0.820513784461155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41]+[.$C$9]" office:value-type="float" office:value="0.822967418546368" calcext:value-type="float">
            <text:p>0.822967418546368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42]+[.$C$9]" office:value-type="float" office:value="0.825421052631581" calcext:value-type="float">
            <text:p>0.825421052631581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43]+[.$C$9]" office:value-type="float" office:value="0.827874686716794" calcext:value-type="float">
            <text:p>0.827874686716794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44]+[.$C$9]" office:value-type="float" office:value="0.830328320802007" calcext:value-type="float">
            <text:p>0.830328320802007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45]+[.$C$9]" office:value-type="float" office:value="0.83278195488722" calcext:value-type="float">
            <text:p>0.83278195488722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46]+[.$C$9]" office:value-type="float" office:value="0.835235588972433" calcext:value-type="float">
            <text:p>0.835235588972433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47]+[.$C$9]" office:value-type="float" office:value="0.837689223057646" calcext:value-type="float">
            <text:p>0.837689223057646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48]+[.$C$9]" office:value-type="float" office:value="0.840142857142859" calcext:value-type="float">
            <text:p>0.840142857142859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49]+[.$C$9]" office:value-type="float" office:value="0.842596491228072" calcext:value-type="float">
            <text:p>0.842596491228072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50]+[.$C$9]" office:value-type="float" office:value="0.845050125313286" calcext:value-type="float">
            <text:p>0.845050125313286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51]+[.$C$9]" office:value-type="float" office:value="0.847503759398499" calcext:value-type="float">
            <text:p>0.847503759398499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52]+[.$C$9]" office:value-type="float" office:value="0.849957393483712" calcext:value-type="float">
            <text:p>0.849957393483712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53]+[.$C$9]" office:value-type="float" office:value="0.852411027568925" calcext:value-type="float">
            <text:p>0.852411027568925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54]+[.$C$9]" office:value-type="float" office:value="0.854864661654138" calcext:value-type="float">
            <text:p>0.854864661654138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55]+[.$C$9]" office:value-type="float" office:value="0.857318295739351" calcext:value-type="float">
            <text:p>0.857318295739351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56]+[.$C$9]" office:value-type="float" office:value="0.859771929824564" calcext:value-type="float">
            <text:p>0.859771929824564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57]+[.$C$9]" office:value-type="float" office:value="0.862225563909777" calcext:value-type="float">
            <text:p>0.862225563909777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58]+[.$C$9]" office:value-type="float" office:value="0.86467919799499" calcext:value-type="float">
            <text:p>0.86467919799499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59]+[.$C$9]" office:value-type="float" office:value="0.867132832080203" calcext:value-type="float">
            <text:p>0.867132832080203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60]+[.$C$9]" office:value-type="float" office:value="0.869586466165416" calcext:value-type="float">
            <text:p>0.869586466165416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61]+[.$C$9]" office:value-type="float" office:value="0.872040100250629" calcext:value-type="float">
            <text:p>0.872040100250629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62]+[.$C$9]" office:value-type="float" office:value="0.874493734335842" calcext:value-type="float">
            <text:p>0.874493734335842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63]+[.$C$9]" office:value-type="float" office:value="0.876947368421055" calcext:value-type="float">
            <text:p>0.876947368421055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64]+[.$C$9]" office:value-type="float" office:value="0.879401002506268" calcext:value-type="float">
            <text:p>0.879401002506268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65]+[.$C$9]" office:value-type="float" office:value="0.881854636591481" calcext:value-type="float">
            <text:p>0.881854636591481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66]+[.$C$9]" office:value-type="float" office:value="0.884308270676694" calcext:value-type="float">
            <text:p>0.884308270676694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67]+[.$C$9]" office:value-type="float" office:value="0.886761904761907" calcext:value-type="float">
            <text:p>0.886761904761907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68]+[.$C$9]" office:value-type="float" office:value="0.88921553884712" calcext:value-type="float">
            <text:p>0.88921553884712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69]+[.$C$9]" office:value-type="float" office:value="0.891669172932333" calcext:value-type="float">
            <text:p>0.891669172932333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70]+[.$C$9]" office:value-type="float" office:value="0.894122807017546" calcext:value-type="float">
            <text:p>0.894122807017546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71]+[.$C$9]" office:value-type="float" office:value="0.896576441102759" calcext:value-type="float">
            <text:p>0.896576441102759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72]+[.$C$9]" office:value-type="float" office:value="0.899030075187972" calcext:value-type="float">
            <text:p>0.899030075187972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73]+[.$C$9]" office:value-type="float" office:value="0.901483709273185" calcext:value-type="float">
            <text:p>0.901483709273185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74]+[.$C$9]" office:value-type="float" office:value="0.903937343358399" calcext:value-type="float">
            <text:p>0.903937343358399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75]+[.$C$9]" office:value-type="float" office:value="0.906390977443612" calcext:value-type="float">
            <text:p>0.906390977443612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76]+[.$C$9]" office:value-type="float" office:value="0.908844611528825" calcext:value-type="float">
            <text:p>0.908844611528825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77]+[.$C$9]" office:value-type="float" office:value="0.911298245614038" calcext:value-type="float">
            <text:p>0.911298245614038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78]+[.$C$9]" office:value-type="float" office:value="0.913751879699251" calcext:value-type="float">
            <text:p>0.913751879699251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79]+[.$C$9]" office:value-type="float" office:value="0.916205513784464" calcext:value-type="float">
            <text:p>0.916205513784464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80]+[.$C$9]" office:value-type="float" office:value="0.918659147869677" calcext:value-type="float">
            <text:p>0.918659147869677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81]+[.$C$9]" office:value-type="float" office:value="0.92111278195489" calcext:value-type="float">
            <text:p>0.92111278195489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82]+[.$C$9]" office:value-type="float" office:value="0.923566416040103" calcext:value-type="float">
            <text:p>0.923566416040103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83]+[.$C$9]" office:value-type="float" office:value="0.926020050125316" calcext:value-type="float">
            <text:p>0.926020050125316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84]+[.$C$9]" office:value-type="float" office:value="0.928473684210529" calcext:value-type="float">
            <text:p>0.928473684210529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85]+[.$C$9]" office:value-type="float" office:value="0.930927318295742" calcext:value-type="float">
            <text:p>0.930927318295742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86]+[.$C$9]" office:value-type="float" office:value="0.933380952380955" calcext:value-type="float">
            <text:p>0.933380952380955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87]+[.$C$9]" office:value-type="float" office:value="0.935834586466168" calcext:value-type="float">
            <text:p>0.935834586466168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88]+[.$C$9]" office:value-type="float" office:value="0.938288220551381" calcext:value-type="float">
            <text:p>0.938288220551381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89]+[.$C$9]" office:value-type="float" office:value="0.940741854636594" calcext:value-type="float">
            <text:p>0.940741854636594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90]+[.$C$9]" office:value-type="float" office:value="0.943195488721807" calcext:value-type="float">
            <text:p>0.943195488721807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91]+[.$C$9]" office:value-type="float" office:value="0.94564912280702" calcext:value-type="float">
            <text:p>0.94564912280702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92]+[.$C$9]" office:value-type="float" office:value="0.948102756892233" calcext:value-type="float">
            <text:p>0.948102756892233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93]+[.$C$9]" office:value-type="float" office:value="0.950556390977446" calcext:value-type="float">
            <text:p>0.950556390977446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94]+[.$C$9]" office:value-type="float" office:value="0.953010025062659" calcext:value-type="float">
            <text:p>0.953010025062659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95]+[.$C$9]" office:value-type="float" office:value="0.955463659147872" calcext:value-type="float">
            <text:p>0.955463659147872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96]+[.$C$9]" office:value-type="float" office:value="0.957917293233085" calcext:value-type="float">
            <text:p>0.957917293233085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97]+[.$C$9]" office:value-type="float" office:value="0.960370927318298" calcext:value-type="float">
            <text:p>0.960370927318298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98]+[.$C$9]" office:value-type="float" office:value="0.962824561403512" calcext:value-type="float">
            <text:p>0.962824561403512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399]+[.$C$9]" office:value-type="float" office:value="0.965278195488725" calcext:value-type="float">
            <text:p>0.965278195488725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400]+[.$C$9]" office:value-type="float" office:value="0.967731829573938" calcext:value-type="float">
            <text:p>0.967731829573938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401]+[.$C$9]" office:value-type="float" office:value="0.970185463659151" calcext:value-type="float">
            <text:p>0.970185463659151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402]+[.$C$9]" office:value-type="float" office:value="0.972639097744364" calcext:value-type="float">
            <text:p>0.972639097744364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403]+[.$C$9]" office:value-type="float" office:value="0.975092731829577" calcext:value-type="float">
            <text:p>0.975092731829577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404]+[.$C$9]" office:value-type="float" office:value="0.97754636591479" calcext:value-type="float">
            <text:p>0.97754636591479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405]+[.$C$9]" office:value-type="float" office:value="0.980000000000003" calcext:value-type="float">
            <text:p>0.98000000000000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2:08:55.065301361</meta:creation-date>
    <dc:date>2019-02-26T15:23:53.508561923</dc:date>
    <meta:editing-duration>PT3H46M58S</meta:editing-duration>
    <meta:editing-cycles>1</meta:editing-cycles>
    <meta:document-statistic meta:table-count="1" meta:cell-count="872" meta:object-count="0"/>
    <meta:generator>LibreOffice/6.2.0.3$Linux_X86_64 LibreOffice_project/7214efd935fe89a596a09a8da3a4bcd40563e275</meta:generator>
  </office:meta>
</office:document-meta>
</file>